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5.62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808080" draw:marker-end="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marker-end="Стили_20_стрелок_20_2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" style:family="graphic" style:parent-style-name="objectwithoutfill">
      <style:graphic-properties draw:stroke="dash" draw:stroke-dash="Long_20_Dash" draw:marker-end="Стили_20_стрелок_20_3" draw:fill="none" draw:textarea-vertical-align="middle"/>
    </style:style>
    <style:style style:name="gr26" style:family="graphic" style:parent-style-name="objectwithoutfill">
      <style:graphic-properties draw:stroke="dash" draw:stroke-dash="Long_20_Dash" draw:marker-end="Стили_20_стрелок_20_4" draw:fill="none" draw:textarea-vertical-align="middle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0" style:family="graphic" style:parent-style-name="objectwithoutfill">
      <style:graphic-properties draw:stroke="dash" draw:stroke-dash="Long_20_Dash" draw:marker-end="Стили_20_стрелок_20_5" draw:fill="none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draw:stroke="dash" draw:stroke-dash="Long_20_Dash" draw:marker-end="Стили_20_стрелок_20_6" draw:fill="none" draw:textarea-vertical-align="middle"/>
    </style:style>
    <style:style style:name="gr44" style:family="graphic" style:parent-style-name="objectwithoutfill">
      <style:graphic-properties draw:stroke="dash" draw:stroke-dash="Long_20_Dash" draw:marker-end="Стили_20_стрелок_20_7" draw:fill="none" draw:textarea-vertical-align="middle"/>
    </style:style>
    <style:style style:name="gr4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1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3.27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1" style:family="graphic" style:parent-style-name="standard">
      <style:graphic-properties draw:fill="none" draw:textarea-vertical-align="middle" draw:auto-grow-height="false" fo:min-height="5.807cm" fo:min-width="0cm" fo:wrap-option="wrap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3.349cm" fo:min-width="3.575cm"/>
    </style:style>
    <style:style style:name="gr7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88cm" fo:min-width="2.681cm" fo:padding-top="0.175cm" fo:padding-bottom="0.175cm" fo:padding-left="0.3cm" fo:padding-right="0.3cm"/>
      <style:paragraph-properties style:writing-mode="lr-tb"/>
    </style:style>
    <style:style style:name="gr77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788cm" fo:min-width="2.681cm" fo:padding-top="0.175cm" fo:padding-bottom="0.175cm" fo:padding-left="0.3cm" fo:padding-right="0.3cm"/>
      <style:paragraph-properties style:writing-mode="lr-tb"/>
    </style:style>
    <style:style style:name="gr78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788cm" fo:min-width="2.681cm" fo:padding-top="0.175cm" fo:padding-bottom="0.175cm" fo:padding-left="0.3cm" fo:padding-right="0.3cm"/>
      <style:paragraph-properties style:writing-mode="lr-tb"/>
    </style:style>
    <style:style style:name="gr79" style:family="graphic" style:parent-style-name="objectwithoutfill">
      <style:graphic-properties svg:stroke-width="0.1cm" svg:stroke-color="#ff0000" draw:marker-start-width="0.15cm" draw:marker-end-width="0.1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ff0000" draw:marker-start-width="0.15cm" draw:marker-end-width="0.15cm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svg:stroke-width="0.1cm" svg:stroke-color="#00a933" draw:marker-start-width="0.35cm" draw:marker-end="Стили_20_стрелок_20_8" draw:marker-end-width="0.35cm" draw:fill="none" draw:textarea-vertical-align="middle" fo:padding-top="0.175cm" fo:padding-bottom="0.175cm" fo:padding-left="0.3cm" fo:padding-right="0.3cm"/>
    </style:style>
    <style:style style:name="gr82" style:family="graphic" style:parent-style-name="objectwithoutfill">
      <style:graphic-properties svg:stroke-width="0.1cm" svg:stroke-color="#000000" draw:marker-start-width="0.35cm" draw:marker-end="Стили_20_стрелок_20_9" draw:marker-end-width="0.35cm" draw:fill="none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9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90" style:family="graphic" style:parent-style-name="standard">
      <style:graphic-properties draw:fill="none" draw:textarea-vertical-align="middle" draw:auto-grow-height="false" fo:min-height="16.899cm" fo:min-width="0cm" fo:wrap-option="wrap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94" style:family="graphic" style:parent-style-name="standard">
      <style:graphic-properties svg:stroke-color="#000000" draw:fill="none" draw:textarea-horizontal-align="justify" draw:textarea-vertical-align="middle" draw:auto-grow-height="false" fo:min-height="6.862cm" fo:min-width="4.486cm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>
      <style:graphic-properties svg:stroke-width="0cm" svg:stroke-color="#666666" draw:marker-start-width="0.2cm" draw:marker-end-width="0.2cm" draw:fill="none" draw:textarea-horizontal-align="justify" draw:textarea-vertical-align="middle" draw:auto-grow-height="false" fo:min-height="0.756cm" fo:min-width="2.825cm" fo:padding-top="0.125cm" fo:padding-bottom="0.125cm" fo:padding-left="0.25cm" fo:padding-right="0.25cm"/>
      <style:paragraph-properties style:writing-mode="lr-tb"/>
    </style:style>
    <style:style style:name="gr98" style:family="graphic" style:parent-style-name="objectwithoutfill">
      <style:graphic-properties svg:stroke-color="#000000" draw:marker-start="Стили_20_стрелок_20_11" draw:marker-start-width="0.3cm" draw:marker-end="" draw:marker-end-width="0.3cm" draw:fill="none" draw:textarea-vertical-align="middle"/>
    </style:style>
    <style:style style:name="gr99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0.679cm" fo:min-width="2.775cm" fo:padding-top="0.15cm" fo:padding-bottom="0.15cm" fo:padding-left="0.275cm" fo:padding-right="0.275cm"/>
      <style:paragraph-properties style:writing-mode="lr-tb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cm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2" style:family="graphic" style:parent-style-name="objectwithoutfill">
      <style:graphic-properties svg:stroke-color="#000000" draw:marker-end="Стили_20_стрелок_20_12" draw:marker-end-width="0.3cm" draw:fill="none" draw:textarea-vertical-align="middle"/>
    </style:style>
    <style:style style:name="gr103" style:family="graphic" style:parent-style-name="standard">
      <style:graphic-properties svg:stroke-width="0.1cm" svg:stroke-color="#00a933" draw:marker-start-width="0.35cm" draw:marker-end="Стили_20_стрелок_20_13" draw:marker-end-width="0.35cm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6.16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.5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start" fo:text-indent="0.5cm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22" style:family="paragraph"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1" fo:font-size="12pt" fo:font-style="normal" fo:text-shadow="none" style:text-underline-style="none" fo:font-weight="normal" style:letter-kerning="true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bold" style:letter-kerning="true" style:font-name-asian="OpenSymbol1" style:font-size-asian="12pt" style:font-style-asian="italic" style:font-weight-asian="bold" style:font-name-complex="OpenSymbol1" style:font-size-complex="12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loext:opacity="100%" style:font-name="OpenSymbol1" fo:font-size="10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4" style:family="text">
      <style:text-properties fo:color="#000000" loext:opacity="100%" style:font-name="Liberation Sans" fo:font-size="10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000000" loext:opacity="100%" fo:font-size="10pt" fo:font-style="italic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style:font-name="OpenSymbol1" fo:font-size="12pt" style:text-underline-style="none" fo:font-weight="normal" style:font-name-asian="OpenSymbol1" style:font-size-asian="12pt" style:font-weight-asian="normal" style:font-name-complex="OpenSymbol1" style:font-size-complex="12pt" style:font-weight-complex="normal"/>
    </style:style>
    <style:style style:name="T20" style:family="text">
      <style:text-properties style:font-name="Liberation Sans" fo:font-size="12pt" style:text-underline-style="none" fo:font-weight="normal" style:font-name-asian="OpenSymbol1" style:font-size-asian="12pt" style:font-weight-asian="normal" style:font-name-complex="OpenSymbol1" style:font-size-complex="12pt" style:font-weight-complex="normal"/>
    </style:style>
    <style:style style:name="T2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ТОКОВАЯ ПЕТЛ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8.819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ОЧЕМУ ТОК, А НЕ НАПРЯЖЕНИЕ" xlink:type="simple">ПОЧЕМУ ТОК, А НЕ НАПРЯЖЕ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АНАЛОГОВАЯ" xlink:type="simple">АНАЛОГ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АЯ" xlink:type="simple">ЦИФРОВАЯ ТОКОВАЯ ПЕТЛ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ОСНОВНЫЕ УЗЛЫ" xlink:type="simple">ОСНОВНЫЕ УЗЛЫ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ПИТАНИЕ УДАЛЕННОГО ОБОРУДОВАНИЯ" xlink:type="simple">ПИТАНИЕ УДАЛЕННОГО ОБОРУДОВАНИ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2-ПРОВОДНАЯ СХЕМА" xlink:type="simple">2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3-ПРОВОДНАЯ СХЕМА" xlink:type="simple">3-ПРОВОДНАЯ СХЕМ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4-ПРОВОДНАЯ СХЕМА" xlink:type="simple">4-ПРОВОДНАЯ СХЕМА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ПРИМЕР КОМПЛЕКСНОЙ СИСТЕМЫ ВВОДА/ВЫВОДА" xlink:type="simple">ПРИМЕР КОМПЛЕКСНОЙ СИСТЕМЫ ВВОДА/ВЫВОДА</text:a>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ВВЕД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4" draw:text-style-name="P11" draw:layer="layout" svg:width="19cm" svg:height="25.87cm" svg:x="1cm" svg:y="2.952cm">
          <draw:text-box>
            <text:p text:style-name="P10"><text:span text:style-name="T5">Токовая петля</text:span><text:span text:style-name="T6"> (</text:span><text:span text:style-name="T5">Current loop</text:span><text:span text:style-name="T6">) — способ передачи информации с помощью задаваемого и измеряемого значения силы электрического тока.</text:span></text:p>
            <text:p text:style-name="P10"><text:span text:style-name="T6"/></text:p>
            <text:p text:style-name="P10"><text:span text:style-name="T7">Токовая петля физически представляет собой замкнутый контур, состоящий из источника тока и нагрузки. Источник тока формирует (генерирует) и поддерживает необходимое значение тока в контуре (аналоговый сигнал), нагрузка — считывает значение тока, оцифровывает и масштабирует его (например, преобразует мА в </text:span><text:span text:style-name="T8">̊</text:span><text:span text:style-name="T7">C). Узлы с источником тока и нагрузки являются активными, т. е. для своей работы требуют источник напряжения (питания). Пример источника тока: датчик (давление, температура, расход, вес, ...) со вторичным преобразователем, канал модуля аналогового вывода (AO). Пример нагрузки: канал модуля аналогового ввода (AI).</text:span></text:p>
            <text:p text:style-name="P10"><text:span text:style-name="T7"/></text:p>
            <text:p text:style-name="P10"><text:span text:style-name="T7">Основное преимущество токовой петли — это устойчивость к помехам (например, электромагнитным) и устойчивость к изменению сопротивления кабельных линий для передачи информации (например, в зависимости от температуры окружающей среды).</text:span></text:p>
            <text:p text:style-name="P10"><text:span text:style-name="T7"/></text:p>
            <text:p text:style-name="P10"><text:span text:style-name="T9">Длина кабеля токовой петли может достигать нескольких километров</text:span><text:span text:style-name="T7">. <text:s/>Из-за неидеальности источника тока, максимально допустимая длина линии зависит от ее сопротивления, а также от напряжения, которым питается этот источник тока. Например, при питании 12 В DC сопротивление линии не должно превышать 600 Ом. При передаче сигналов на большие расстояния важно проверять значение падения напряжения в линии, добавляя при необходимости повторители сигнала для обеспечения нужной амплитуды сигнала токовой петли, а также необходимо защищать каналы ввода/вывода с помощью схем гальванической развязки (как на стороне отправителя, так и на стороне приемника).</text:span></text:p>
            <text:p text:style-name="P10"><text:span text:style-name="T7"/></text:p>
            <text:p text:style-name="P10"><text:span text:style-name="T10">Первые токовые петли стали использоваться в телетайпах еще в 1960-х годах со стандартным током 0-60 мА. Телетайп - </text:span><text:span text:style-name="T6">электромеханическая печатная машинка для передачи текстовых сообщений на большое расстояние. Позже, начиная с 1962 года, последовали модели телетайпов с током 0-20 мА. Стандарт с верхней границей тока в 20 мА быстро распространился. В 1980-х появившиеся цифровые интерфейсы стандарта RS (232, 422 и 485) начали активно вытеснять токовые петли из области передачи данных. Однако, токовая петля сохранилась и даже упрочнила свои позиции в измерительных системах и системах автоматизации.</text:span></text:p>
            <text:p text:style-name="P10"><text:span text:style-name="T6"/></text:p>
            <text:p text:style-name="P10"><text:span text:style-name="T6">Развитие и распространение цифровых интерфейсов передачи данных и, соответственно, цифровых методов управления процессами повлияло и на развитие токовых петель — на основе аналоговой токовой петли был разработан набор цифровых коммуникационных стандартов для промышленных сетей </text:span><text:span text:style-name="T5">HART</text:span><text:span text:style-name="T6"> (Highway Addressable Remote Transducer).</text:span></text:p>
            <text:p text:style-name="P10"><text:span text:style-name="T6"/></text:p>
            <text:p text:style-name="P10"><text:span text:style-name="T6">По уровню сигнала:</text:span></text:p>
            <text:list text:style-name="L1">
              <text:list-item>
                <text:p text:style-name="P10"><text:span text:style-name="T6">0-20 мА или 4-20 мА</text:span></text:p>
              </text:list-item>
            </text:list>
            <text:p text:style-name="P10"><text:span text:style-name="T6"/></text:p>
            <text:p text:style-name="P10"><text:span text:style-name="T6">По виду передаваемой информации:</text:span></text:p>
            <text:list text:continue-numbering="true" text:style-name="L1">
              <text:list-item>
                <text:p text:style-name="P10"><text:span text:style-name="T6">аналоговая или цифровая токовая петля</text:span></text:p>
              </text:list-item>
            </text:list>
            <text:p text:style-name="P10"><text:span text:style-name="T6"/></text:p>
            <text:p text:style-name="P10"><text:span text:style-name="T6">По способу подключения:</text:span></text:p>
            <text:list text:continue-numbering="true" text:style-name="L1">
              <text:list-item>
                <text:p text:style-name="P10"><text:span text:style-name="T6">2-, 3- или 4-проводная</text:span></text:p>
              </text:list-item>
            </text:list>
          </draw:text-box>
        </draw:frame>
      </draw:page>
      <draw:page draw:name="ПОЧЕМУ ТОК, А НЕ НАПРЯЖ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2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13"><text:span text:style-name="T2">ПОЧЕМУ ТОК, А НЕ НАПРЯЖЕНИЕ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14"><text:span text:style-name="T4"><text:page-number>&lt;номер&gt;</text:page-number></text:span></text:p>
          </draw:text-box>
        </draw:frame>
        <draw:frame draw:style-name="gr5" draw:text-style-name="P11" draw:layer="layout" svg:width="19cm" svg:height="25.87cm" svg:x="1cm" svg:y="2.952cm">
          <draw:text-box>
            <text:p text:style-name="P15"><text:span text:style-name="T6">...</text:span></text:p>
          </draw:text-box>
        </draw:frame>
      </draw:page>
      <draw:page draw:name="АНАЛОГОВАЯ" draw:style-name="dp1" draw:master-page-name="Обычный">
        <draw:line draw:style-name="gr6" draw:text-style-name="P16" draw:layer="layout" svg:x1="1.904cm" svg:y1="27.345cm" svg:x2="18.732cm" svg:y2="27.345cm">
          <text:p/>
        </draw:line>
        <draw:line draw:style-name="gr6" draw:text-style-name="P16" draw:layer="layout" svg:x1="1.904cm" svg:y1="26.097cm" svg:x2="18.732cm" svg:y2="26.097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АНАЛОГ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7" draw:text-style-name="P11" draw:layer="layout" svg:width="19cm" svg:height="11.151cm" svg:x="1cm" svg:y="2.952cm">
          <draw:text-box>
            <text:p text:style-name="P10"><text:span text:style-name="T6">Аналоговая токова петля используется для последовательной передачи аналогового сигнала по паре проводов в измерительном оборудовании и системав автоматического управления технологическими процессами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4-20 мА</text:span></text:p>
            <text:p text:style-name="P10"><text:span text:style-name="T6"/></text:p>
            <text:p text:style-name="P10"><text:span text:style-name="T6">Ток в петле изменяется в диапазоне от 4 до 20 мА в зависимости от текущего значения <text:s/>физической величины. При этом, шкала физической величины приведена к шкале </text:span><text:span text:style-name="T11">4-20 мА путем масштабирования. Весь диапазон допустимых значений физической величины занимает (20-4) 16 мА.</text:span></text:p>
            <text:p text:style-name="P10"><text:span text:style-name="T11"/></text:p>
            <text:p text:style-name="P10"><text:span text:style-name="T11">Аналоговый сигнал 4-20 мА считается унифицированным (стандартным):</text:span></text:p>
            <text:list text:style-name="L1">
              <text:list-item>
                <text:p text:style-name="P10"><text:span text:style-name="T11">ГОСТ 26.011-80 «Средства измерений и автоматизации. Сигналы тока и напряжения»</text:span></text:p>
              </text:list-item>
              <text:list-item>
                <text:p text:style-name="P10"><text:span text:style-name="T11">IEC 62056-21 / DIN 66258 «Direct local data exchange»</text:span></text:p>
              </text:list-item>
            </text:list>
            <text:p text:style-name="P10"><text:span text:style-name="T11"/></text:p>
            <text:p text:style-name="P10"><text:span text:style-name="T11">Поверх аналоговой токовой петли можно передавать цифровую информацию. Такой способ передачи данных описан в спецификации последовательного протокола HART. Конкурирующими протоколами, способнымив будущем вытеснить HART, являются различные цифровые полевые шины: Foundation FieldBus, PROFIBUS.</text:span></text:p>
          </draw:text-box>
        </draw:frame>
        <draw:line draw:style-name="gr8" draw:text-style-name="P16" draw:layer="layout" svg:x1="1.892cm" svg:y1="20.689cm" svg:x2="6.264cm" svg:y2="20.689cm">
          <text:p/>
        </draw:line>
        <draw:line draw:style-name="gr8" draw:text-style-name="P16" draw:layer="layout" svg:x1="1.876cm" svg:y1="20.266cm" svg:x2="1.876cm" svg:y2="20.689cm">
          <text:p/>
        </draw:line>
        <draw:line draw:style-name="gr8" draw:text-style-name="P16" draw:layer="layout" svg:x1="6.258cm" svg:y1="20.267cm" svg:x2="6.258cm" svg:y2="20.69cm">
          <text:p/>
        </draw:line>
        <draw:frame draw:style-name="gr9" draw:text-style-name="P18" draw:layer="layout" svg:width="2.053cm" svg:height="0.645cm" svg:x="0.861cm" svg:y="19.727cm">
          <draw:text-box>
            <text:p text:style-name="P17"><text:span text:style-name="T12">-30</text:span><text:span text:style-name="T13">̊</text:span><text:span text:style-name="T14">C</text:span></text:p>
          </draw:text-box>
        </draw:frame>
        <draw:frame draw:style-name="gr10" draw:text-style-name="P18" draw:layer="layout" svg:width="2.053cm" svg:height="0.645cm" svg:x="5.236cm" svg:y="19.728cm">
          <draw:text-box>
            <text:p text:style-name="P17"><text:span text:style-name="T12">120</text:span><text:span text:style-name="T13">̊</text:span><text:span text:style-name="T14">C</text:span></text:p>
          </draw:text-box>
        </draw:frame>
        <draw:line draw:style-name="gr11" draw:text-style-name="P16" draw:layer="layout" svg:x1="1.876cm" svg:y1="20.267cm" svg:x2="1.876cm" svg:y2="20.69cm">
          <text:p/>
        </draw:line>
        <draw:line draw:style-name="gr8" draw:text-style-name="P16" draw:layer="layout" svg:x1="8.366cm" svg:y1="20.689cm" svg:x2="12.738cm" svg:y2="20.689cm">
          <text:p/>
        </draw:line>
        <draw:line draw:style-name="gr8" draw:text-style-name="P16" draw:layer="layout" svg:x1="8.35cm" svg:y1="20.266cm" svg:x2="8.35cm" svg:y2="20.689cm">
          <text:p/>
        </draw:line>
        <draw:line draw:style-name="gr8" draw:text-style-name="P16" draw:layer="layout" svg:x1="12.732cm" svg:y1="20.267cm" svg:x2="12.732cm" svg:y2="20.69cm">
          <text:p/>
        </draw:line>
        <draw:frame draw:style-name="gr12" draw:text-style-name="P18" draw:layer="layout" svg:width="2.053cm" svg:height="0.645cm" svg:x="7.335cm" svg:y="19.727cm">
          <draw:text-box>
            <text:p text:style-name="P17"><text:span text:style-name="T12">-30</text:span><text:span text:style-name="T13">̊</text:span><text:span text:style-name="T14">C</text:span></text:p>
          </draw:text-box>
        </draw:frame>
        <draw:frame draw:style-name="gr13" draw:text-style-name="P18" draw:layer="layout" svg:width="2.053cm" svg:height="0.645cm" svg:x="11.71cm" svg:y="19.728cm">
          <draw:text-box>
            <text:p text:style-name="P17"><text:span text:style-name="T12">120</text:span><text:span text:style-name="T13">̊</text:span><text:span text:style-name="T14">C</text:span></text:p>
          </draw:text-box>
        </draw:frame>
        <draw:line draw:style-name="gr11" draw:text-style-name="P16" draw:layer="layout" svg:x1="10.45cm" svg:y1="20.267cm" svg:x2="10.45cm" svg:y2="20.69cm">
          <text:p/>
        </draw:line>
        <draw:line draw:style-name="gr8" draw:text-style-name="P16" draw:layer="layout" svg:x1="14.792cm" svg:y1="20.715cm" svg:x2="19.164cm" svg:y2="20.715cm">
          <text:p/>
        </draw:line>
        <draw:line draw:style-name="gr8" draw:text-style-name="P16" draw:layer="layout" svg:x1="14.776cm" svg:y1="20.292cm" svg:x2="14.776cm" svg:y2="20.715cm">
          <text:p/>
        </draw:line>
        <draw:line draw:style-name="gr8" draw:text-style-name="P16" draw:layer="layout" svg:x1="19.158cm" svg:y1="20.293cm" svg:x2="19.158cm" svg:y2="20.716cm">
          <text:p/>
        </draw:line>
        <draw:frame draw:style-name="gr14" draw:text-style-name="P18" draw:layer="layout" svg:width="2.053cm" svg:height="0.645cm" svg:x="13.761cm" svg:y="19.753cm">
          <draw:text-box>
            <text:p text:style-name="P17"><text:span text:style-name="T12">-30</text:span><text:span text:style-name="T13">̊</text:span><text:span text:style-name="T14">C</text:span></text:p>
          </draw:text-box>
        </draw:frame>
        <draw:frame draw:style-name="gr15" draw:text-style-name="P18" draw:layer="layout" svg:width="2.053cm" svg:height="0.645cm" svg:x="18.136cm" svg:y="19.754cm">
          <draw:text-box>
            <text:p text:style-name="P17"><text:span text:style-name="T12">120</text:span><text:span text:style-name="T13">̊</text:span><text:span text:style-name="T14">C</text:span></text:p>
          </draw:text-box>
        </draw:frame>
        <draw:line draw:style-name="gr11" draw:text-style-name="P16" draw:layer="layout" svg:x1="19.176cm" svg:y1="20.293cm" svg:x2="19.176cm" svg:y2="20.716cm">
          <text:p/>
        </draw:line>
        <draw:line draw:style-name="gr8" draw:text-style-name="P16" draw:layer="layout" svg:x1="1.892cm" svg:y1="22.415cm" svg:x2="6.264cm" svg:y2="22.415cm">
          <text:p/>
        </draw:line>
        <draw:line draw:style-name="gr8" draw:text-style-name="P16" draw:layer="layout" svg:x1="1.876cm" svg:y1="21.992cm" svg:x2="1.876cm" svg:y2="22.415cm">
          <text:p/>
        </draw:line>
        <draw:line draw:style-name="gr8" draw:text-style-name="P16" draw:layer="layout" svg:x1="6.258cm" svg:y1="21.993cm" svg:x2="6.258cm" svg:y2="22.416cm">
          <text:p/>
        </draw:line>
        <draw:frame draw:style-name="gr16" draw:text-style-name="P18" draw:layer="layout" svg:width="2.053cm" svg:height="0.645cm" svg:x="0.861cm" svg:y="21.453cm">
          <draw:text-box>
            <text:p text:style-name="P17"><text:span text:style-name="T12">4 мА</text:span></text:p>
          </draw:text-box>
        </draw:frame>
        <draw:frame draw:style-name="gr17" draw:text-style-name="P18" draw:layer="layout" svg:width="2.053cm" svg:height="0.645cm" svg:x="5.236cm" svg:y="21.454cm">
          <draw:text-box>
            <text:p text:style-name="P17"><text:span text:style-name="T12">20 мА</text:span></text:p>
          </draw:text-box>
        </draw:frame>
        <draw:line draw:style-name="gr11" draw:text-style-name="P16" draw:layer="layout" svg:x1="1.876cm" svg:y1="21.993cm" svg:x2="1.876cm" svg:y2="22.416cm">
          <text:p/>
        </draw:line>
        <draw:line draw:style-name="gr8" draw:text-style-name="P16" draw:layer="layout" svg:x1="8.366cm" svg:y1="22.415cm" svg:x2="12.738cm" svg:y2="22.415cm">
          <text:p/>
        </draw:line>
        <draw:line draw:style-name="gr8" draw:text-style-name="P16" draw:layer="layout" svg:x1="8.35cm" svg:y1="21.992cm" svg:x2="8.35cm" svg:y2="22.415cm">
          <text:p/>
        </draw:line>
        <draw:line draw:style-name="gr8" draw:text-style-name="P16" draw:layer="layout" svg:x1="12.732cm" svg:y1="21.993cm" svg:x2="12.732cm" svg:y2="22.416cm">
          <text:p/>
        </draw:line>
        <draw:frame draw:style-name="gr18" draw:text-style-name="P18" draw:layer="layout" svg:width="2.053cm" svg:height="0.645cm" svg:x="7.335cm" svg:y="21.453cm">
          <draw:text-box>
            <text:p text:style-name="P17"><text:span text:style-name="T12">4 мА</text:span></text:p>
          </draw:text-box>
        </draw:frame>
        <draw:frame draw:style-name="gr19" draw:text-style-name="P18" draw:layer="layout" svg:width="2.053cm" svg:height="0.645cm" svg:x="11.71cm" svg:y="21.454cm">
          <draw:text-box>
            <text:p text:style-name="P17"><text:span text:style-name="T12">20 мА</text:span></text:p>
          </draw:text-box>
        </draw:frame>
        <draw:line draw:style-name="gr11" draw:text-style-name="P16" draw:layer="layout" svg:x1="10.45cm" svg:y1="21.993cm" svg:x2="10.45cm" svg:y2="22.416cm">
          <text:p/>
        </draw:line>
        <draw:line draw:style-name="gr8" draw:text-style-name="P16" draw:layer="layout" svg:x1="14.792cm" svg:y1="22.441cm" svg:x2="19.164cm" svg:y2="22.441cm">
          <text:p/>
        </draw:line>
        <draw:line draw:style-name="gr8" draw:text-style-name="P16" draw:layer="layout" svg:x1="14.776cm" svg:y1="22.018cm" svg:x2="14.776cm" svg:y2="22.441cm">
          <text:p/>
        </draw:line>
        <draw:line draw:style-name="gr8" draw:text-style-name="P16" draw:layer="layout" svg:x1="19.158cm" svg:y1="22.019cm" svg:x2="19.158cm" svg:y2="22.442cm">
          <text:p/>
        </draw:line>
        <draw:frame draw:style-name="gr20" draw:text-style-name="P18" draw:layer="layout" svg:width="2.053cm" svg:height="0.645cm" svg:x="13.761cm" svg:y="21.479cm">
          <draw:text-box>
            <text:p text:style-name="P17"><text:span text:style-name="T12">4 мА</text:span></text:p>
          </draw:text-box>
        </draw:frame>
        <draw:frame draw:style-name="gr21" draw:text-style-name="P18" draw:layer="layout" svg:width="2.053cm" svg:height="0.645cm" svg:x="18.136cm" svg:y="21.48cm">
          <draw:text-box>
            <text:p text:style-name="P17"><text:span text:style-name="T12">120</text:span><text:span text:style-name="T13">̊</text:span><text:span text:style-name="T14">C</text:span></text:p>
          </draw:text-box>
        </draw:frame>
        <draw:line draw:style-name="gr11" draw:text-style-name="P16" draw:layer="layout" svg:x1="19.176cm" svg:y1="22.019cm" svg:x2="19.176cm" svg:y2="22.442cm">
          <text:p/>
        </draw:line>
        <draw:line draw:style-name="gr22" draw:text-style-name="P16" draw:layer="layout" svg:x1="1.892cm" svg:y1="20.689cm" svg:x2="1.892cm" svg:y2="21.453cm">
          <text:p/>
        </draw:line>
        <draw:frame draw:style-name="gr23" draw:text-style-name="P18" draw:layer="layout" svg:width="2.053cm" svg:height="0.645cm" svg:x="9.462cm" svg:y="19.728cm">
          <draw:text-box>
            <text:p text:style-name="P17"><text:span text:style-name="T14">45</text:span><text:span text:style-name="T13">̊</text:span><text:span text:style-name="T14">C</text:span></text:p>
          </draw:text-box>
        </draw:frame>
        <draw:frame draw:style-name="gr24" draw:text-style-name="P18" draw:layer="layout" svg:width="2.053cm" svg:height="0.645cm" svg:x="9.462cm" svg:y="21.454cm">
          <draw:text-box>
            <text:p text:style-name="P17"><text:span text:style-name="T12">12 мА</text:span></text:p>
          </draw:text-box>
        </draw:frame>
        <draw:line draw:style-name="gr25" draw:text-style-name="P16" draw:layer="layout" svg:x1="10.444cm" svg:y1="20.689cm" svg:x2="10.444cm" svg:y2="21.453cm">
          <text:p/>
        </draw:line>
        <draw:line draw:style-name="gr26" draw:text-style-name="P16" draw:layer="layout" svg:x1="19.192cm" svg:y1="20.689cm" svg:x2="19.192cm" svg:y2="21.453cm">
          <text:p/>
        </draw:line>
        <draw:frame draw:style-name="gr27" draw:text-style-name="P11" draw:layer="layout" svg:width="19cm" svg:height="0.796cm" svg:x="1cm" svg:y="14.678cm">
          <draw:text-box>
            <text:p text:style-name="P10"><text:span text:style-name="T15">Пример масштабирования шкал</text:span></text:p>
          </draw:text-box>
        </draw:frame>
        <draw:line draw:style-name="gr8" draw:text-style-name="P16" draw:layer="layout" svg:x1="1.892cm" svg:y1="16.715cm" svg:x2="6.264cm" svg:y2="16.715cm">
          <text:p/>
        </draw:line>
        <draw:line draw:style-name="gr8" draw:text-style-name="P16" draw:layer="layout" svg:x1="1.876cm" svg:y1="16.292cm" svg:x2="1.876cm" svg:y2="16.715cm">
          <text:p/>
        </draw:line>
        <draw:line draw:style-name="gr8" draw:text-style-name="P16" draw:layer="layout" svg:x1="6.258cm" svg:y1="16.293cm" svg:x2="6.258cm" svg:y2="16.716cm">
          <text:p/>
        </draw:line>
        <draw:frame draw:style-name="gr28" draw:text-style-name="P18" draw:layer="layout" svg:width="2.053cm" svg:height="0.645cm" svg:x="0.861cm" svg:y="15.753cm">
          <draw:text-box>
            <text:p text:style-name="P17"><text:span text:style-name="T12">0%</text:span></text:p>
          </draw:text-box>
        </draw:frame>
        <draw:frame draw:style-name="gr29" draw:text-style-name="P18" draw:layer="layout" svg:width="2.053cm" svg:height="0.645cm" svg:x="5.236cm" svg:y="15.754cm">
          <draw:text-box>
            <text:p text:style-name="P17"><text:span text:style-name="T12">100%</text:span></text:p>
          </draw:text-box>
        </draw:frame>
        <draw:line draw:style-name="gr11" draw:text-style-name="P16" draw:layer="layout" svg:x1="1.876cm" svg:y1="16.293cm" svg:x2="1.876cm" svg:y2="16.716cm">
          <text:p/>
        </draw:line>
        <draw:line draw:style-name="gr8" draw:text-style-name="P16" draw:layer="layout" svg:x1="8.366cm" svg:y1="16.715cm" svg:x2="12.738cm" svg:y2="16.715cm">
          <text:p/>
        </draw:line>
        <draw:line draw:style-name="gr8" draw:text-style-name="P16" draw:layer="layout" svg:x1="8.35cm" svg:y1="16.292cm" svg:x2="8.35cm" svg:y2="16.715cm">
          <text:p/>
        </draw:line>
        <draw:line draw:style-name="gr8" draw:text-style-name="P16" draw:layer="layout" svg:x1="12.732cm" svg:y1="16.293cm" svg:x2="12.732cm" svg:y2="16.716cm">
          <text:p/>
        </draw:line>
        <draw:frame draw:style-name="gr30" draw:text-style-name="P18" draw:layer="layout" svg:width="2.053cm" svg:height="0.645cm" svg:x="7.335cm" svg:y="15.753cm">
          <draw:text-box>
            <text:p text:style-name="P17"><text:span text:style-name="T12">0%</text:span></text:p>
          </draw:text-box>
        </draw:frame>
        <draw:frame draw:style-name="gr31" draw:text-style-name="P18" draw:layer="layout" svg:width="2.053cm" svg:height="0.645cm" svg:x="11.71cm" svg:y="15.754cm">
          <draw:text-box>
            <text:p text:style-name="P17"><text:span text:style-name="T12">100%</text:span></text:p>
          </draw:text-box>
        </draw:frame>
        <draw:line draw:style-name="gr11" draw:text-style-name="P16" draw:layer="layout" svg:x1="10.45cm" svg:y1="16.293cm" svg:x2="10.45cm" svg:y2="16.716cm">
          <text:p/>
        </draw:line>
        <draw:line draw:style-name="gr8" draw:text-style-name="P16" draw:layer="layout" svg:x1="14.792cm" svg:y1="16.741cm" svg:x2="19.164cm" svg:y2="16.741cm">
          <text:p/>
        </draw:line>
        <draw:line draw:style-name="gr8" draw:text-style-name="P16" draw:layer="layout" svg:x1="14.776cm" svg:y1="16.318cm" svg:x2="14.776cm" svg:y2="16.741cm">
          <text:p/>
        </draw:line>
        <draw:line draw:style-name="gr8" draw:text-style-name="P16" draw:layer="layout" svg:x1="19.158cm" svg:y1="16.319cm" svg:x2="19.158cm" svg:y2="16.742cm">
          <text:p/>
        </draw:line>
        <draw:frame draw:style-name="gr32" draw:text-style-name="P18" draw:layer="layout" svg:width="2.053cm" svg:height="0.645cm" svg:x="13.761cm" svg:y="15.779cm">
          <draw:text-box>
            <text:p text:style-name="P17"><text:span text:style-name="T12">0%</text:span></text:p>
          </draw:text-box>
        </draw:frame>
        <draw:frame draw:style-name="gr33" draw:text-style-name="P18" draw:layer="layout" svg:width="2.053cm" svg:height="0.645cm" svg:x="18.136cm" svg:y="15.78cm">
          <draw:text-box>
            <text:p text:style-name="P17"><text:span text:style-name="T12">100%</text:span></text:p>
          </draw:text-box>
        </draw:frame>
        <draw:line draw:style-name="gr11" draw:text-style-name="P16" draw:layer="layout" svg:x1="19.176cm" svg:y1="16.319cm" svg:x2="19.176cm" svg:y2="16.742cm">
          <text:p/>
        </draw:line>
        <draw:line draw:style-name="gr8" draw:text-style-name="P16" draw:layer="layout" svg:x1="1.892cm" svg:y1="18.441cm" svg:x2="6.264cm" svg:y2="18.441cm">
          <text:p/>
        </draw:line>
        <draw:line draw:style-name="gr8" draw:text-style-name="P16" draw:layer="layout" svg:x1="1.876cm" svg:y1="18.018cm" svg:x2="1.876cm" svg:y2="18.441cm">
          <text:p/>
        </draw:line>
        <draw:line draw:style-name="gr8" draw:text-style-name="P16" draw:layer="layout" svg:x1="6.258cm" svg:y1="18.019cm" svg:x2="6.258cm" svg:y2="18.442cm">
          <text:p/>
        </draw:line>
        <draw:frame draw:style-name="gr34" draw:text-style-name="P18" draw:layer="layout" svg:width="2.053cm" svg:height="0.645cm" svg:x="0.861cm" svg:y="17.479cm">
          <draw:text-box>
            <text:p text:style-name="P17"><text:span text:style-name="T12">4 мА</text:span></text:p>
          </draw:text-box>
        </draw:frame>
        <draw:frame draw:style-name="gr35" draw:text-style-name="P18" draw:layer="layout" svg:width="2.053cm" svg:height="0.645cm" svg:x="5.236cm" svg:y="17.48cm">
          <draw:text-box>
            <text:p text:style-name="P17"><text:span text:style-name="T12">20 мА</text:span></text:p>
          </draw:text-box>
        </draw:frame>
        <draw:line draw:style-name="gr11" draw:text-style-name="P16" draw:layer="layout" svg:x1="1.876cm" svg:y1="18.019cm" svg:x2="1.876cm" svg:y2="18.442cm">
          <text:p/>
        </draw:line>
        <draw:line draw:style-name="gr8" draw:text-style-name="P16" draw:layer="layout" svg:x1="8.366cm" svg:y1="18.441cm" svg:x2="12.738cm" svg:y2="18.441cm">
          <text:p/>
        </draw:line>
        <draw:line draw:style-name="gr8" draw:text-style-name="P16" draw:layer="layout" svg:x1="8.35cm" svg:y1="18.018cm" svg:x2="8.35cm" svg:y2="18.441cm">
          <text:p/>
        </draw:line>
        <draw:line draw:style-name="gr8" draw:text-style-name="P16" draw:layer="layout" svg:x1="12.732cm" svg:y1="18.019cm" svg:x2="12.732cm" svg:y2="18.442cm">
          <text:p/>
        </draw:line>
        <draw:frame draw:style-name="gr36" draw:text-style-name="P18" draw:layer="layout" svg:width="2.053cm" svg:height="0.645cm" svg:x="7.335cm" svg:y="17.479cm">
          <draw:text-box>
            <text:p text:style-name="P17"><text:span text:style-name="T12">4 мА</text:span></text:p>
          </draw:text-box>
        </draw:frame>
        <draw:frame draw:style-name="gr37" draw:text-style-name="P18" draw:layer="layout" svg:width="2.053cm" svg:height="0.645cm" svg:x="11.71cm" svg:y="17.48cm">
          <draw:text-box>
            <text:p text:style-name="P17"><text:span text:style-name="T12">20 мА</text:span></text:p>
          </draw:text-box>
        </draw:frame>
        <draw:line draw:style-name="gr11" draw:text-style-name="P16" draw:layer="layout" svg:x1="10.45cm" svg:y1="18.019cm" svg:x2="10.45cm" svg:y2="18.442cm">
          <text:p/>
        </draw:line>
        <draw:line draw:style-name="gr8" draw:text-style-name="P16" draw:layer="layout" svg:x1="14.792cm" svg:y1="18.467cm" svg:x2="19.164cm" svg:y2="18.467cm">
          <text:p/>
        </draw:line>
        <draw:line draw:style-name="gr8" draw:text-style-name="P16" draw:layer="layout" svg:x1="14.776cm" svg:y1="18.044cm" svg:x2="14.776cm" svg:y2="18.467cm">
          <text:p/>
        </draw:line>
        <draw:line draw:style-name="gr8" draw:text-style-name="P16" draw:layer="layout" svg:x1="19.158cm" svg:y1="18.045cm" svg:x2="19.158cm" svg:y2="18.468cm">
          <text:p/>
        </draw:line>
        <draw:frame draw:style-name="gr38" draw:text-style-name="P18" draw:layer="layout" svg:width="2.053cm" svg:height="0.645cm" svg:x="13.761cm" svg:y="17.505cm">
          <draw:text-box>
            <text:p text:style-name="P17"><text:span text:style-name="T12">4 мА</text:span></text:p>
          </draw:text-box>
        </draw:frame>
        <draw:frame draw:style-name="gr39" draw:text-style-name="P18" draw:layer="layout" svg:width="2.053cm" svg:height="0.645cm" svg:x="18.136cm" svg:y="17.506cm">
          <draw:text-box>
            <text:p text:style-name="P17"><text:span text:style-name="T12">120</text:span><text:span text:style-name="T13">̊</text:span><text:span text:style-name="T14">C</text:span></text:p>
          </draw:text-box>
        </draw:frame>
        <draw:line draw:style-name="gr11" draw:text-style-name="P16" draw:layer="layout" svg:x1="19.176cm" svg:y1="18.045cm" svg:x2="19.176cm" svg:y2="18.468cm">
          <text:p/>
        </draw:line>
        <draw:line draw:style-name="gr40" draw:text-style-name="P16" draw:layer="layout" svg:x1="1.892cm" svg:y1="16.715cm" svg:x2="1.892cm" svg:y2="17.479cm">
          <text:p/>
        </draw:line>
        <draw:frame draw:style-name="gr41" draw:text-style-name="P18" draw:layer="layout" svg:width="2.053cm" svg:height="0.645cm" svg:x="9.462cm" svg:y="15.754cm">
          <draw:text-box>
            <text:p text:style-name="P17"><text:span text:style-name="T16">50%</text:span></text:p>
          </draw:text-box>
        </draw:frame>
        <draw:frame draw:style-name="gr42" draw:text-style-name="P18" draw:layer="layout" svg:width="2.053cm" svg:height="0.645cm" svg:x="9.462cm" svg:y="17.48cm">
          <draw:text-box>
            <text:p text:style-name="P17"><text:span text:style-name="T12">12 мА</text:span></text:p>
          </draw:text-box>
        </draw:frame>
        <draw:line draw:style-name="gr43" draw:text-style-name="P16" draw:layer="layout" svg:x1="10.444cm" svg:y1="16.715cm" svg:x2="10.444cm" svg:y2="17.479cm">
          <text:p/>
        </draw:line>
        <draw:line draw:style-name="gr44" draw:text-style-name="P16" draw:layer="layout" svg:x1="19.192cm" svg:y1="16.715cm" svg:x2="19.192cm" svg:y2="17.479cm">
          <text:p/>
        </draw:line>
        <draw:line draw:style-name="gr45" draw:text-style-name="P16" draw:layer="layout" svg:x1="1.904cm" svg:y1="27.715cm" svg:x2="1.904cm" svg:y2="25.278cm">
          <text:p/>
        </draw:line>
        <draw:line draw:style-name="gr45" draw:text-style-name="P16" draw:layer="layout" svg:x1="1.904cm" svg:y1="27.715cm" svg:x2="19.235cm" svg:y2="27.715cm">
          <text:p/>
        </draw:line>
        <draw:frame draw:style-name="gr46" draw:text-style-name="P20" draw:layer="layout" svg:width="1.116cm" svg:height="0.645cm" svg:x="0.788cm" svg:y="25.783cm">
          <draw:text-box>
            <text:p text:style-name="P19"><text:span text:style-name="T12">20</text:span></text:p>
          </draw:text-box>
        </draw:frame>
        <draw:frame draw:style-name="gr47" draw:text-style-name="P20" draw:layer="layout" svg:width="1.116cm" svg:height="0.645cm" svg:x="0.788cm" svg:y="26.962cm">
          <draw:text-box>
            <text:p text:style-name="P19"><text:span text:style-name="T12">4</text:span></text:p>
          </draw:text-box>
        </draw:frame>
        <draw:frame draw:style-name="gr48" draw:text-style-name="P18" draw:layer="layout" svg:width="1.116cm" svg:height="0.645cm" svg:x="1.34cm" svg:y="24.641cm">
          <draw:text-box>
            <text:p text:style-name="P17"><text:span text:style-name="T12">мА</text:span></text:p>
          </draw:text-box>
        </draw:frame>
        <draw:frame draw:style-name="gr49" draw:text-style-name="P20" draw:layer="layout" svg:width="2.285cm" svg:height="0.645cm" svg:x="17.154cm" svg:y="27.818cm">
          <draw:text-box>
            <text:p text:style-name="P19"><text:span text:style-name="T12">время</text:span></text:p>
          </draw:text-box>
        </draw:frame>
        <draw:frame draw:style-name="gr50" draw:text-style-name="P11" draw:layer="layout" svg:width="19cm" svg:height="0.796cm" svg:x="1cm" svg:y="23.553cm">
          <draw:text-box>
            <text:p text:style-name="P10"><text:span text:style-name="T15">Пример изменения сигнала в контуре аналоговой токовой петли</text:span></text:p>
          </draw:text-box>
        </draw:frame>
        <draw:path draw:style-name="gr51" draw:text-style-name="P16" draw:layer="layout" svg:width="16.826cm" svg:height="1.244cm" svg:x="1.905cm" svg:y="26.085cm" svg:viewBox="0 0 16827 1245" svg:d="M0 1220c317 98 564-123 873-159 294-34 577-135 873-159 292-23 574-147 873-105 288 41 596 92 873 0 295-98 587-23 873-80 283-56 531-247 847-211 289 33 586 35 873-27 278-60 564-95 847-79 292 16 592 26 873-53 299-84 581-73 873-80 283-7 568-20 847-79 286-60 583 0 873-26 293-26 576-130 873-133 289-3 582-16 873 0 282 16 570-45 847 80 272 123 582 76 873 53s587-16 873-80c302-68 581-91 873-79 283 12 564 16 847 26h291 79">
          <text:p/>
        </draw:path>
      </draw:page>
      <draw:page draw:name="ЦИФРОВАЯ" draw:style-name="dp1" draw:master-page-name="Обычный">
        <draw:line draw:style-name="gr6" draw:text-style-name="P16" draw:layer="layout" svg:x1="1.904cm" svg:y1="15.871cm" svg:x2="18.891cm" svg:y2="15.871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17">ЦИФРОВА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52" draw:text-style-name="P11" draw:layer="layout" svg:width="19cm" svg:height="6.791cm" svg:x="1cm" svg:y="2.952cm">
          <draw:text-box>
            <text:p text:style-name="P10"><text:span text:style-name="T6">Цифровая токовая петля используется для последовательной передачи цифрового сигнала по паре проводов в телекоммуникационном оборудовании и компьютерах.</text:span></text:p>
            <text:p text:style-name="P10"><text:span text:style-name="T6"/></text:p>
            <text:p text:style-name="P10"><text:span text:style-name="T6">Используемые уровни тока:</text:span></text:p>
            <text:p text:style-name="P10"><text:span text:style-name="T6">= </text:span><text:span text:style-name="T5">0-20 мА</text:span></text:p>
            <text:p text:style-name="P10"><text:span text:style-name="T6"/></text:p>
            <text:p text:style-name="P10"><text:span text:style-name="T6">Текущее значение физической величины раскладывается на биты (набор логических нолей и единиц, т. е. двоичное представление числа) и передается цифровым методом, где: логический ноль — 0 мА, логическая единица — 20 мА. Формат пакета данных совпадает с RS-232 (метод «старт-стоп»), например, 8-N-1: 8 бит данных, без бита четности, 1 стоп-бит. Отличие только в <text:s/>том, что в RS-232 логические уровни задаются соответствующими уровнями напряжения, а в цифровой токовой петле — уровнями тока.</text:span></text:p>
          </draw:text-box>
        </draw:frame>
        <draw:frame draw:style-name="gr53" draw:text-style-name="P11" draw:layer="layout" svg:width="19cm" svg:height="3.525cm" svg:x="1cm" svg:y="10.378cm">
          <draw:text-box>
            <text:p text:style-name="P10"><text:span text:style-name="T15">Пример пакета данных</text:span></text:p>
            <text:p text:style-name="P10"><text:span text:style-name="T18"/></text:p>
            <text:p text:style-name="P10"><text:span text:style-name="T18">Текущее значение физической величины: 45</text:span><text:span text:style-name="T19">̊</text:span><text:span text:style-name="T20">C</text:span></text:p>
            <text:p text:style-name="P10"><text:span text:style-name="T18">Разложение на биты: 0010 1101 (8 бит, читать справа налево)</text:span></text:p>
            <text:p text:style-name="P10"><text:span text:style-name="T18"/></text:p>
            <text:p text:style-name="P10"><text:span text:style-name="T18">Формат передачи: 8-N-1, число передается старшим битом вперед.</text:span></text:p>
          </draw:text-box>
        </draw:frame>
        <draw:line draw:style-name="gr45" draw:text-style-name="P16" draw:layer="layout" svg:x1="1.905cm" svg:y1="17.485cm" svg:x2="1.905cm" svg:y2="15.048cm">
          <text:p/>
        </draw:line>
        <draw:line draw:style-name="gr45" draw:text-style-name="P16" draw:layer="layout" svg:x1="1.895cm" svg:y1="17.485cm" svg:x2="19.288cm" svg:y2="17.485cm">
          <text:p/>
        </draw:line>
        <draw:frame draw:style-name="gr54" draw:text-style-name="P20" draw:layer="layout" svg:width="1.116cm" svg:height="0.645cm" svg:x="0.789cm" svg:y="15.553cm">
          <draw:text-box>
            <text:p text:style-name="P19"><text:span text:style-name="T12">20</text:span></text:p>
          </draw:text-box>
        </draw:frame>
        <draw:frame draw:style-name="gr55" draw:text-style-name="P20" draw:layer="layout" svg:width="1.116cm" svg:height="0.645cm" svg:x="0.789cm" svg:y="17.158cm">
          <draw:text-box>
            <text:p text:style-name="P19"><text:span text:style-name="T12">0</text:span></text:p>
          </draw:text-box>
        </draw:frame>
        <draw:frame draw:style-name="gr56" draw:text-style-name="P18" draw:layer="layout" svg:width="1.116cm" svg:height="0.645cm" svg:x="1.341cm" svg:y="14.437cm">
          <draw:text-box>
            <text:p text:style-name="P17"><text:span text:style-name="T12">мА</text:span></text:p>
          </draw:text-box>
        </draw:frame>
        <draw:frame draw:style-name="gr57" draw:text-style-name="P20" draw:layer="layout" svg:width="2.285cm" svg:height="0.645cm" svg:x="17.225cm" svg:y="17.588cm">
          <draw:text-box>
            <text:p text:style-name="P19"><text:span text:style-name="T12">время</text:span></text:p>
          </draw:text-box>
        </draw:frame>
        <draw:line draw:style-name="gr51" draw:text-style-name="P16" draw:layer="layout" svg:x1="1.905cm" svg:y1="15.875cm" svg:x2="5.053cm" svg:y2="15.875cm">
          <text:p/>
        </draw:line>
        <draw:line draw:style-name="gr51" draw:text-style-name="P16" draw:layer="layout" svg:x1="5.013cm" svg:y1="17.501cm" svg:x2="5.013cm" svg:y2="15.871cm">
          <text:p/>
        </draw:line>
        <draw:frame draw:style-name="gr58" draw:text-style-name="P18" draw:layer="layout" svg:width="2.256cm" svg:height="0.645cm" svg:x="2.319cm" svg:y="16.424cm">
          <draw:text-box>
            <text:p text:style-name="P17"><text:span text:style-name="T12">IDLE</text:span></text:p>
          </draw:text-box>
        </draw:frame>
        <draw:line draw:style-name="gr51" draw:text-style-name="P16" draw:layer="layout" svg:x1="5.005cm" svg:y1="17.449cm" svg:x2="5.82cm" svg:y2="17.449cm">
          <text:p/>
        </draw:line>
        <draw:frame draw:style-name="gr59" draw:text-style-name="P18" draw:layer="layout" svg:width="0.955cm" svg:height="0.645cm" svg:x="4.998cm" svg:y="16.425cm">
          <draw:text-box>
            <text:p text:style-name="P17"><text:span text:style-name="T12">ST</text:span></text:p>
          </draw:text-box>
        </draw:frame>
        <draw:line draw:style-name="gr8" draw:text-style-name="P16" draw:layer="layout" svg:x1="5.814cm" svg:y1="17.485cm" svg:x2="5.814cm" svg:y2="17.648cm">
          <text:p/>
        </draw:line>
        <draw:line draw:style-name="gr51" draw:text-style-name="P16" draw:layer="layout" svg:x1="5.816cm" svg:y1="17.449cm" svg:x2="6.631cm" svg:y2="17.449cm">
          <text:p/>
        </draw:line>
        <draw:line draw:style-name="gr8" draw:text-style-name="P16" draw:layer="layout" svg:x1="6.625cm" svg:y1="17.485cm" svg:x2="6.625cm" svg:y2="17.648cm">
          <text:p/>
        </draw:line>
        <draw:frame draw:style-name="gr60" draw:text-style-name="P18" draw:layer="layout" svg:width="0.955cm" svg:height="0.645cm" svg:x="5.723cm" svg:y="16.426cm">
          <draw:text-box>
            <text:p text:style-name="P17"><text:span text:style-name="T12">0</text:span></text:p>
          </draw:text-box>
        </draw:frame>
        <draw:line draw:style-name="gr51" draw:text-style-name="P16" draw:layer="layout" svg:x1="6.628cm" svg:y1="17.45cm" svg:x2="7.443cm" svg:y2="17.45cm">
          <text:p/>
        </draw:line>
        <draw:line draw:style-name="gr8" draw:text-style-name="P16" draw:layer="layout" svg:x1="7.437cm" svg:y1="17.486cm" svg:x2="7.437cm" svg:y2="17.649cm">
          <text:p/>
        </draw:line>
        <draw:frame draw:style-name="gr61" draw:text-style-name="P18" draw:layer="layout" svg:width="0.955cm" svg:height="0.645cm" svg:x="6.535cm" svg:y="16.427cm">
          <draw:text-box>
            <text:p text:style-name="P17"><text:span text:style-name="T12">0</text:span></text:p>
          </draw:text-box>
        </draw:frame>
        <draw:line draw:style-name="gr51" draw:text-style-name="P16" draw:layer="layout" svg:x1="7.418cm" svg:y1="15.878cm" svg:x2="8.233cm" svg:y2="15.878cm">
          <text:p/>
        </draw:line>
        <draw:line draw:style-name="gr8" draw:text-style-name="P16" draw:layer="layout" svg:x1="8.227cm" svg:y1="17.486cm" svg:x2="8.227cm" svg:y2="17.649cm">
          <text:p/>
        </draw:line>
        <draw:frame draw:style-name="gr62" draw:text-style-name="P18" draw:layer="layout" svg:width="0.955cm" svg:height="0.645cm" svg:x="7.325cm" svg:y="16.427cm">
          <draw:text-box>
            <text:p text:style-name="P17"><text:span text:style-name="T12">1</text:span></text:p>
          </draw:text-box>
        </draw:frame>
        <draw:line draw:style-name="gr51" draw:text-style-name="P16" draw:layer="layout" svg:x1="8.218cm" svg:y1="17.45cm" svg:x2="9.033cm" svg:y2="17.45cm">
          <text:p/>
        </draw:line>
        <draw:line draw:style-name="gr8" draw:text-style-name="P16" draw:layer="layout" svg:x1="9.027cm" svg:y1="17.486cm" svg:x2="9.027cm" svg:y2="17.649cm">
          <text:p/>
        </draw:line>
        <draw:frame draw:style-name="gr63" draw:text-style-name="P18" draw:layer="layout" svg:width="0.955cm" svg:height="0.645cm" svg:x="8.125cm" svg:y="16.427cm">
          <draw:text-box>
            <text:p text:style-name="P17"><text:span text:style-name="T12">0</text:span></text:p>
          </draw:text-box>
        </draw:frame>
        <draw:line draw:style-name="gr51" draw:text-style-name="P16" draw:layer="layout" svg:x1="9.018cm" svg:y1="15.878cm" svg:x2="9.833cm" svg:y2="15.878cm">
          <text:p/>
        </draw:line>
        <draw:line draw:style-name="gr8" draw:text-style-name="P16" draw:layer="layout" svg:x1="9.827cm" svg:y1="17.486cm" svg:x2="9.827cm" svg:y2="17.649cm">
          <text:p/>
        </draw:line>
        <draw:frame draw:style-name="gr64" draw:text-style-name="P18" draw:layer="layout" svg:width="0.955cm" svg:height="0.645cm" svg:x="8.925cm" svg:y="16.427cm">
          <draw:text-box>
            <text:p text:style-name="P17"><text:span text:style-name="T12">1</text:span></text:p>
          </draw:text-box>
        </draw:frame>
        <draw:line draw:style-name="gr51" draw:text-style-name="P16" draw:layer="layout" svg:x1="9.818cm" svg:y1="15.878cm" svg:x2="10.633cm" svg:y2="15.878cm">
          <text:p/>
        </draw:line>
        <draw:line draw:style-name="gr8" draw:text-style-name="P16" draw:layer="layout" svg:x1="10.627cm" svg:y1="17.486cm" svg:x2="10.627cm" svg:y2="17.649cm">
          <text:p/>
        </draw:line>
        <draw:frame draw:style-name="gr65" draw:text-style-name="P18" draw:layer="layout" svg:width="0.955cm" svg:height="0.645cm" svg:x="9.725cm" svg:y="16.427cm">
          <draw:text-box>
            <text:p text:style-name="P17"><text:span text:style-name="T12">1</text:span></text:p>
          </draw:text-box>
        </draw:frame>
        <draw:line draw:style-name="gr51" draw:text-style-name="P16" draw:layer="layout" svg:x1="10.618cm" svg:y1="17.45cm" svg:x2="11.433cm" svg:y2="17.45cm">
          <text:p/>
        </draw:line>
        <draw:frame draw:style-name="gr66" draw:text-style-name="P18" draw:layer="layout" svg:width="0.955cm" svg:height="0.645cm" svg:x="10.525cm" svg:y="16.427cm">
          <draw:text-box>
            <text:p text:style-name="P17"><text:span text:style-name="T12">0</text:span></text:p>
          </draw:text-box>
        </draw:frame>
        <draw:line draw:style-name="gr51" draw:text-style-name="P16" draw:layer="layout" svg:x1="11.418cm" svg:y1="15.878cm" svg:x2="12.233cm" svg:y2="15.878cm">
          <text:p/>
        </draw:line>
        <draw:frame draw:style-name="gr67" draw:text-style-name="P18" draw:layer="layout" svg:width="0.955cm" svg:height="0.645cm" svg:x="11.325cm" svg:y="16.427cm">
          <draw:text-box>
            <text:p text:style-name="P17"><text:span text:style-name="T12">1</text:span></text:p>
          </draw:text-box>
        </draw:frame>
        <draw:line draw:style-name="gr51" draw:text-style-name="P16" draw:layer="layout" svg:x1="7.437cm" svg:y1="17.501cm" svg:x2="7.437cm" svg:y2="15.871cm">
          <text:p/>
        </draw:line>
        <draw:line draw:style-name="gr51" draw:text-style-name="P16" draw:layer="layout" svg:x1="8.209cm" svg:y1="17.501cm" svg:x2="8.209cm" svg:y2="15.871cm">
          <text:p/>
        </draw:line>
        <draw:line draw:style-name="gr51" draw:text-style-name="P16" draw:layer="layout" svg:x1="9.033cm" svg:y1="17.501cm" svg:x2="9.033cm" svg:y2="15.871cm">
          <text:p/>
        </draw:line>
        <draw:line draw:style-name="gr51" draw:text-style-name="P16" draw:layer="layout" svg:x1="10.633cm" svg:y1="17.501cm" svg:x2="10.633cm" svg:y2="15.871cm">
          <text:p/>
        </draw:line>
        <draw:line draw:style-name="gr51" draw:text-style-name="P16" draw:layer="layout" svg:x1="11.433cm" svg:y1="17.501cm" svg:x2="11.433cm" svg:y2="15.871cm">
          <text:p/>
        </draw:line>
        <draw:line draw:style-name="gr51" draw:text-style-name="P16" draw:layer="layout" svg:x1="12.219cm" svg:y1="15.878cm" svg:x2="13.034cm" svg:y2="15.878cm">
          <text:p/>
        </draw:line>
        <draw:frame draw:style-name="gr68" draw:text-style-name="P18" draw:layer="layout" svg:width="1.078cm" svg:height="0.645cm" svg:x="12.103cm" svg:y="16.45cm">
          <draw:text-box>
            <text:p text:style-name="P17"><text:span text:style-name="T12">SP</text:span></text:p>
          </draw:text-box>
        </draw:frame>
        <draw:line draw:style-name="gr51" draw:text-style-name="P16" draw:layer="layout" svg:x1="13.005cm" svg:y1="15.879cm" svg:x2="16.356cm" svg:y2="15.879cm">
          <text:p/>
        </draw:line>
        <draw:frame draw:style-name="gr69" draw:text-style-name="P18" draw:layer="layout" svg:width="2.256cm" svg:height="0.645cm" svg:x="13.519cm" svg:y="16.425cm">
          <draw:text-box>
            <text:p text:style-name="P17"><text:span text:style-name="T12">IDLE</text:span></text:p>
          </draw:text-box>
        </draw:frame>
        <draw:line draw:style-name="gr8" draw:text-style-name="P16" draw:layer="layout" svg:x1="3.39cm" svg:y1="17.485cm" svg:x2="3.39cm" svg:y2="17.648cm">
          <text:p/>
        </draw:line>
        <draw:line draw:style-name="gr8" draw:text-style-name="P16" draw:layer="layout" svg:x1="4.201cm" svg:y1="17.485cm" svg:x2="4.201cm" svg:y2="17.648cm">
          <text:p/>
        </draw:line>
        <draw:line draw:style-name="gr8" draw:text-style-name="P16" draw:layer="layout" svg:x1="2.595cm" svg:y1="17.485cm" svg:x2="2.595cm" svg:y2="17.648cm">
          <text:p/>
        </draw:line>
        <draw:line draw:style-name="gr8" draw:text-style-name="P16" draw:layer="layout" svg:x1="5.013cm" svg:y1="17.486cm" svg:x2="5.013cm" svg:y2="17.649cm">
          <text:p/>
        </draw:line>
        <draw:line draw:style-name="gr8" draw:text-style-name="P16" draw:layer="layout" svg:x1="11.452cm" svg:y1="17.486cm" svg:x2="11.452cm" svg:y2="17.649cm">
          <text:p/>
        </draw:line>
        <draw:line draw:style-name="gr8" draw:text-style-name="P16" draw:layer="layout" svg:x1="12.252cm" svg:y1="17.486cm" svg:x2="12.252cm" svg:y2="17.649cm">
          <text:p/>
        </draw:line>
        <draw:line draw:style-name="gr8" draw:text-style-name="P16" draw:layer="layout" svg:x1="13.052cm" svg:y1="17.486cm" svg:x2="13.052cm" svg:y2="17.649cm">
          <text:p/>
        </draw:line>
        <draw:line draw:style-name="gr8" draw:text-style-name="P16" draw:layer="layout" svg:x1="13.852cm" svg:y1="17.486cm" svg:x2="13.852cm" svg:y2="17.649cm">
          <text:p/>
        </draw:line>
        <draw:line draw:style-name="gr8" draw:text-style-name="P16" draw:layer="layout" svg:x1="14.652cm" svg:y1="17.486cm" svg:x2="14.652cm" svg:y2="17.649cm">
          <text:p/>
        </draw:line>
        <draw:line draw:style-name="gr8" draw:text-style-name="P16" draw:layer="layout" svg:x1="15.453cm" svg:y1="17.486cm" svg:x2="15.453cm" svg:y2="17.649cm">
          <text:p/>
        </draw:line>
        <draw:line draw:style-name="gr8" draw:text-style-name="P16" draw:layer="layout" svg:x1="16.273cm" svg:y1="17.487cm" svg:x2="16.273cm" svg:y2="17.65cm">
          <text:p/>
        </draw:line>
        <draw:frame draw:style-name="gr70" draw:text-style-name="P21" draw:layer="layout" svg:width="19cm" svg:height="2.976cm" svg:x="1cm" svg:y="18.879cm">
          <draw:text-box>
            <text:p text:style-name="P10"><text:span text:style-name="T11">IDLE — ожидание (от 3-4 временных такта, логическая единица)</text:span></text:p>
            <text:p text:style-name="P10"><text:span text:style-name="T11">ST — стартовый бит (начало пакета, логический ноль)</text:span></text:p>
            <text:p text:style-name="P10"><text:span text:style-name="T11">DATA — данные (8 бит)</text:span></text:p>
            <text:p text:style-name="P10"><text:span text:style-name="T11">SP — стоповый бит (конец пакета, логическая единица)</text:span></text:p>
            <text:p text:style-name="P10"><text:span text:style-name="T11"/></text:p>
          </draw:text-box>
        </draw:frame>
        <draw:custom-shape draw:style-name="gr71" draw:text-style-name="P16" draw:layer="layout" svg:width="0.344cm" svg:height="6.389cm" draw:transform="rotate (-1.5707963267949) translate (12.171cm 17.79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18" draw:layer="layout" svg:width="2.555cm" svg:height="0.645cm" svg:x="7.7cm" svg:y="18.132cm">
          <draw:text-box>
            <text:p text:style-name="P17"><text:span text:style-name="T12">DATA</text:span></text:p>
          </draw:text-box>
        </draw:frame>
      </draw:page>
      <draw:page draw:name="ОСНОВНЫЕ УЗЛЫ" draw:style-name="dp1" draw:master-page-name="Обычный">
        <draw:connector draw:style-name="gr73" draw:text-style-name="P16" draw:layer="layout" draw:type="line" svg:x1="6.152cm" svg:y1="12.185cm" svg:x2="6.152cm" svg:y2="12.783cm" draw:start-shape="id1" draw:start-glue-point="2" draw:end-shape="id2" draw:end-glue-point="0" svg:d="M6152 12185v598" svg:viewBox="0 0 1 599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74" draw:text-style-name="P11" draw:layer="layout" svg:width="19cm" svg:height="6.791cm" svg:x="1cm" svg:y="2.952cm">
          <draw:text-box>
            <text:list text:style-name="L1">
              <text:list-item>
                <text:p text:style-name="P10"><text:span text:style-name="T6">Источник питания (напряжения)</text:span></text:p>
              </text:list-item>
              <text:list-item>
                <text:p text:style-name="P10"><text:span text:style-name="T6">Источник тока (управляемый генератор тока, ЦАП, передатчик)</text:span></text:p>
              </text:list-item>
              <text:list-item>
                <text:p text:style-name="P10"><text:span text:style-name="T6">Измеритель тока (АЦП, приемник)</text:span></text:p>
              </text:list-item>
              <text:list-item>
                <text:p text:style-name="P10"><text:span text:style-name="T6">Линия связи (питание и сигнал, кабель)</text:span></text:p>
              </text:list-item>
            </text:list>
            <text:p text:style-name="P10"><text:span text:style-name="T6"/></text:p>
            <text:p text:style-name="P10"><text:span text:style-name="T6">Источник тока и измеритель находятся на расстоянии друг относительно друга и соединены линиями связи и в общем образуют </text:span><text:span text:style-name="T5">приемопередающий тракт</text:span><text:span text:style-name="T6">.</text:span></text:p>
            <text:p text:style-name="P10"><text:span text:style-name="T6"/></text:p>
            <text:p text:style-name="P10"><text:span text:style-name="T6">Источник питания может находиться в любой части системы:</text:span></text:p>
            <text:list text:continue-numbering="true" text:style-name="L1">
              <text:list-item>
                <text:p text:style-name="P10"><text:span text:style-name="T6">на стороне источника тока</text:span></text:p>
              </text:list-item>
              <text:list-item>
                <text:p text:style-name="P10"><text:span text:style-name="T6">на стороне измерителя тока</text:span></text:p>
              </text:list-item>
              <text:list-item>
                <text:p text:style-name="P10"><text:span text:style-name="T6">самостоятельное устройство, подключенное в разрыв линии связи</text:span></text:p>
              </text:list-item>
            </text:list>
          </draw:text-box>
        </draw:frame>
        <draw:custom-shape draw:style-name="gr75" draw:text-style-name="P16" draw:layer="layout" svg:width="4.075cm" svg:height="3.599cm" svg:x="4.092cm" svg:y="10.60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3" xml:id="id1" draw:id="id1" draw:layer="layout" svg:width="3.281cm" svg:height="1.138cm" svg:x="4.512cm" svg:y="11.047cm">
          <text:p text:style-name="P22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3" xml:id="id2" draw:id="id2" draw:layer="layout" svg:width="3.281cm" svg:height="1.138cm" svg:x="4.512cm" svg:y="12.783cm">
          <text:p text:style-name="P22"><text:span text:style-name="T21">источник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075cm" svg:height="3.599cm" svg:x="12.892cm" svg:y="10.6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3" draw:layer="layout" svg:width="3.281cm" svg:height="1.138cm" svg:x="13.312cm" svg:y="12.771cm">
          <text:p text:style-name="P22"><text:span text:style-name="T21">измеритель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line draw:style-name="gr51" draw:text-style-name="P16" xml:id="id5" draw:id="id5" draw:layer="layout" svg:x1="7.793cm" svg:y1="13.657cm" svg:x2="8.502cm" svg:y2="13.657cm">
          <text:p/>
        </draw:line>
        <draw:line draw:style-name="gr73" draw:text-style-name="P16" xml:id="id3" draw:id="id3" draw:layer="layout" svg:x1="7.794cm" svg:y1="11.651cm" svg:x2="8.503cm" svg:y2="11.651cm">
          <text:p/>
        </draw:line>
        <draw:line draw:style-name="gr51" draw:text-style-name="P16" xml:id="id6" draw:id="id6" draw:layer="layout" svg:x1="12.554cm" svg:y1="13.653cm" svg:x2="13.263cm" svg:y2="13.653cm">
          <text:p/>
        </draw:line>
        <draw:line draw:style-name="gr79" draw:text-style-name="P16" xml:id="id4" draw:id="id4" draw:layer="layout" svg:x1="12.553cm" svg:y1="13.019cm" svg:x2="13.262cm" svg:y2="13.019cm">
          <text:p/>
        </draw:line>
        <draw:connector draw:style-name="gr80" draw:text-style-name="P8" draw:layer="layout" draw:line-skew="-1.971cm" svg:x1="8.503cm" svg:y1="11.651cm" svg:x2="12.553cm" svg:y2="13.019cm" draw:start-shape="id3" draw:start-glue-point="1" draw:end-shape="id4" draw:end-glue-point="3" svg:d="M8503 11651h54v1368h3996" svg:viewBox="0 0 4051 1369">
          <text:p/>
        </draw:connector>
        <draw:connector draw:style-name="gr81" draw:text-style-name="P16" draw:layer="layout" draw:type="line" svg:x1="8.502cm" svg:y1="13.657cm" svg:x2="12.554cm" svg:y2="13.653cm" draw:start-shape="id5" draw:start-glue-point="1" draw:end-shape="id6" draw:end-glue-point="3" svg:d="M8502 13657l4052-4" svg:viewBox="0 0 4053 5">
          <text:p/>
        </draw:connector>
        <draw:line draw:style-name="gr82" draw:text-style-name="P16" draw:layer="layout" svg:x1="1.424cm" svg:y1="13.621cm" svg:x2="4.463cm" svg:y2="13.621cm">
          <text:p/>
        </draw:line>
        <draw:frame draw:style-name="gr83" draw:text-style-name="P25" draw:layer="layout" svg:width="2.972cm" svg:height="0.645cm" svg:x="1.32cm" svg:y="12.794cm">
          <draw:text-box>
            <text:p text:style-name="P24"><text:span text:style-name="T12">информация</text:span></text:p>
          </draw:text-box>
        </draw:frame>
        <draw:line draw:style-name="gr82" draw:text-style-name="P16" draw:layer="layout" svg:x1="16.643cm" svg:y1="13.636cm" svg:x2="19.682cm" svg:y2="13.636cm">
          <text:p/>
        </draw:line>
        <draw:frame draw:style-name="gr84" draw:text-style-name="P20" draw:layer="layout" svg:width="2.972cm" svg:height="0.645cm" svg:x="16.737cm" svg:y="12.861cm">
          <draw:text-box>
            <text:p text:style-name="P19"><text:span text:style-name="T12">информация</text:span></text:p>
          </draw:text-box>
        </draw:frame>
        <draw:connector draw:style-name="gr73" draw:text-style-name="P16" draw:layer="layout" draw:type="line" svg:x1="14.953cm" svg:y1="16.685cm" svg:x2="14.953cm" svg:y2="17.271cm" draw:start-shape="id7" draw:start-glue-point="2" draw:end-shape="id8" draw:end-glue-point="0" svg:d="M14953 16685v586" svg:viewBox="0 0 1 587">
          <text:p/>
        </draw:connector>
        <draw:custom-shape draw:style-name="gr75" draw:text-style-name="P16" draw:layer="layout" svg:width="4.075cm" svg:height="3.599cm" svg:x="4.093cm" svg:y="15.10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3" xml:id="id7" draw:id="id7" draw:layer="layout" svg:width="3.281cm" svg:height="1.138cm" svg:x="13.313cm" svg:y="15.547cm">
          <text:p text:style-name="P22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3" draw:layer="layout" svg:width="3.281cm" svg:height="1.138cm" svg:x="4.513cm" svg:y="17.283cm">
          <text:p text:style-name="P22"><text:span text:style-name="T21">источник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075cm" svg:height="3.599cm" svg:x="12.893cm" svg:y="15.1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3" xml:id="id8" draw:id="id8" draw:layer="layout" svg:width="3.281cm" svg:height="1.138cm" svg:x="13.313cm" svg:y="17.271cm">
          <text:p text:style-name="P22"><text:span text:style-name="T21">измеритель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line draw:style-name="gr51" draw:text-style-name="P16" xml:id="id11" draw:id="id11" draw:layer="layout" svg:x1="7.794cm" svg:y1="18.157cm" svg:x2="8.503cm" svg:y2="18.157cm">
          <text:p/>
        </draw:line>
        <draw:line draw:style-name="gr73" draw:text-style-name="P16" xml:id="id9" draw:id="id9" draw:layer="layout" svg:x1="13.263cm" svg:y1="16.151cm" svg:x2="12.554cm" svg:y2="16.151cm">
          <text:p/>
        </draw:line>
        <draw:line draw:style-name="gr51" draw:text-style-name="P16" xml:id="id12" draw:id="id12" draw:layer="layout" svg:x1="12.555cm" svg:y1="18.153cm" svg:x2="13.264cm" svg:y2="18.153cm">
          <text:p/>
        </draw:line>
        <draw:line draw:style-name="gr79" draw:text-style-name="P16" xml:id="id10" draw:id="id10" draw:layer="layout" svg:x1="7.842cm" svg:y1="17.519cm" svg:x2="8.551cm" svg:y2="17.519cm">
          <text:p/>
        </draw:line>
        <draw:connector draw:style-name="gr80" draw:text-style-name="P8" draw:layer="layout" draw:line-skew="1.972cm" svg:x1="12.554cm" svg:y1="16.151cm" svg:x2="8.551cm" svg:y2="17.519cm" draw:start-shape="id9" draw:start-glue-point="3" draw:end-shape="id10" draw:end-glue-point="1" svg:d="M12554 16151h-29v1368h-3974" svg:viewBox="0 0 4004 1369">
          <text:p/>
        </draw:connector>
        <draw:connector draw:style-name="gr81" draw:text-style-name="P16" draw:layer="layout" draw:type="line" svg:x1="8.503cm" svg:y1="18.157cm" svg:x2="12.555cm" svg:y2="18.153cm" draw:start-shape="id11" draw:start-glue-point="1" draw:end-shape="id12" draw:end-glue-point="3" svg:d="M8503 18157l4052-4" svg:viewBox="0 0 4053 5">
          <text:p/>
        </draw:connector>
        <draw:line draw:style-name="gr82" draw:text-style-name="P16" draw:layer="layout" svg:x1="1.425cm" svg:y1="18.121cm" svg:x2="4.464cm" svg:y2="18.121cm">
          <text:p/>
        </draw:line>
        <draw:frame draw:style-name="gr85" draw:text-style-name="P25" draw:layer="layout" svg:width="2.972cm" svg:height="0.645cm" svg:x="1.321cm" svg:y="17.294cm">
          <draw:text-box>
            <text:p text:style-name="P24"><text:span text:style-name="T12">информация</text:span></text:p>
          </draw:text-box>
        </draw:frame>
        <draw:line draw:style-name="gr82" draw:text-style-name="P16" draw:layer="layout" svg:x1="16.644cm" svg:y1="18.136cm" svg:x2="19.683cm" svg:y2="18.136cm">
          <text:p/>
        </draw:line>
        <draw:frame draw:style-name="gr86" draw:text-style-name="P20" draw:layer="layout" svg:width="2.972cm" svg:height="0.645cm" svg:x="16.738cm" svg:y="17.361cm">
          <draw:text-box>
            <text:p text:style-name="P19"><text:span text:style-name="T12">информация</text:span></text:p>
          </draw:text-box>
        </draw:frame>
        <draw:custom-shape draw:style-name="gr75" draw:text-style-name="P16" draw:layer="layout" svg:width="4.075cm" svg:height="3.599cm" svg:x="4.094cm" svg:y="19.70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3" draw:layer="layout" svg:width="3.281cm" svg:height="1.138cm" svg:x="8.914cm" svg:y="20.147cm">
          <text:p text:style-name="P22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3" draw:layer="layout" svg:width="3.281cm" svg:height="1.138cm" svg:x="4.514cm" svg:y="21.883cm">
          <text:p text:style-name="P22"><text:span text:style-name="T21">источник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075cm" svg:height="3.599cm" svg:x="12.894cm" svg:y="19.7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3" draw:layer="layout" svg:width="3.281cm" svg:height="1.138cm" svg:x="13.314cm" svg:y="21.871cm">
          <text:p text:style-name="P22"><text:span text:style-name="T21">измеритель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line draw:style-name="gr51" draw:text-style-name="P16" xml:id="id13" draw:id="id13" draw:layer="layout" svg:x1="7.795cm" svg:y1="22.757cm" svg:x2="8.504cm" svg:y2="22.757cm">
          <text:p/>
        </draw:line>
        <draw:line draw:style-name="gr51" draw:text-style-name="P16" xml:id="id14" draw:id="id14" draw:layer="layout" svg:x1="12.556cm" svg:y1="22.753cm" svg:x2="13.265cm" svg:y2="22.753cm">
          <text:p/>
        </draw:line>
        <draw:line draw:style-name="gr79" draw:text-style-name="P16" xml:id="id15" draw:id="id15" draw:layer="layout" svg:x1="7.843cm" svg:y1="22.119cm" svg:x2="8.552cm" svg:y2="22.119cm">
          <text:p/>
        </draw:line>
        <draw:connector draw:style-name="gr81" draw:text-style-name="P16" draw:layer="layout" draw:type="line" svg:x1="8.504cm" svg:y1="22.757cm" svg:x2="12.556cm" svg:y2="22.753cm" draw:start-shape="id13" draw:start-glue-point="1" draw:end-shape="id14" draw:end-glue-point="3" svg:d="M8504 22757l4052-4" svg:viewBox="0 0 4053 5">
          <text:p/>
        </draw:connector>
        <draw:line draw:style-name="gr82" draw:text-style-name="P16" draw:layer="layout" svg:x1="1.426cm" svg:y1="22.721cm" svg:x2="4.465cm" svg:y2="22.721cm">
          <text:p/>
        </draw:line>
        <draw:frame draw:style-name="gr87" draw:text-style-name="P25" draw:layer="layout" svg:width="2.972cm" svg:height="0.645cm" svg:x="1.322cm" svg:y="21.894cm">
          <draw:text-box>
            <text:p text:style-name="P24"><text:span text:style-name="T12">информация</text:span></text:p>
          </draw:text-box>
        </draw:frame>
        <draw:line draw:style-name="gr82" draw:text-style-name="P16" draw:layer="layout" svg:x1="16.645cm" svg:y1="22.736cm" svg:x2="19.684cm" svg:y2="22.736cm">
          <text:p/>
        </draw:line>
        <draw:frame draw:style-name="gr88" draw:text-style-name="P20" draw:layer="layout" svg:width="2.972cm" svg:height="0.645cm" svg:x="16.739cm" svg:y="21.961cm">
          <draw:text-box>
            <text:p text:style-name="P19"><text:span text:style-name="T12">информация</text:span></text:p>
          </draw:text-box>
        </draw:frame>
        <draw:line draw:style-name="gr79" draw:text-style-name="P16" xml:id="id16" draw:id="id16" draw:layer="layout" svg:x1="9.435cm" svg:y1="21.682cm" svg:x2="9.435cm" svg:y2="21.33cm">
          <text:p/>
        </draw:line>
        <draw:line draw:style-name="gr79" draw:text-style-name="P16" xml:id="id18" draw:id="id18" draw:layer="layout" svg:x1="11.662cm" svg:y1="21.682cm" svg:x2="11.662cm" svg:y2="21.33cm">
          <text:p/>
        </draw:line>
        <draw:line draw:style-name="gr79" draw:text-style-name="P16" xml:id="id17" draw:id="id17" draw:layer="layout" svg:x1="12.553cm" svg:y1="22.119cm" svg:x2="13.262cm" svg:y2="22.119cm">
          <text:p/>
        </draw:line>
        <draw:connector draw:style-name="gr89" draw:text-style-name="P8" draw:layer="layout" draw:line-skew="-0.55cm" svg:x1="8.552cm" svg:y1="22.119cm" svg:x2="9.435cm" svg:y2="21.682cm" draw:start-shape="id15" draw:start-glue-point="1" draw:end-shape="id16" draw:end-glue-point="2" svg:d="M8552 22119h883v-437" svg:viewBox="0 0 884 438">
          <text:p/>
        </draw:connector>
        <draw:connector draw:style-name="gr89" draw:text-style-name="P8" draw:layer="layout" draw:line-skew="-0.55cm" svg:x1="12.553cm" svg:y1="22.119cm" svg:x2="11.662cm" svg:y2="21.682cm" draw:start-shape="id17" draw:start-glue-point="3" draw:end-shape="id18" draw:end-glue-point="2" svg:d="M12553 22119h-891v-437" svg:viewBox="0 0 892 438">
          <text:p/>
        </draw:connector>
        <draw:custom-shape draw:style-name="gr90" draw:text-style-name="P16" draw:layer="layout" svg:width="0.793cm" svg:height="18.091cm" draw:transform="rotate (-1.5707963267949) translate (19.473cm 24.045cm)">
          <text:p/>
          <draw:enhanced-geometry svg:viewBox="0 0 21600 21600" draw:glue-points="0 0 0 21600 21600 10800" draw:text-areas="0 ?f9 7800 ?f10" draw:type="right-brace" draw:modifiers="1800 10771.34645147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1" draw:text-style-name="P18" draw:layer="layout" svg:width="6.694cm" svg:height="0.645cm" svg:x="7.112cm" svg:y="24.884cm">
          <draw:text-box>
            <text:p text:style-name="P17"><text:span text:style-name="T12">приемопередающий тракт</text:span></text:p>
          </draw:text-box>
        </draw:frame>
      </draw:page>
      <draw:page draw:name="ОСНОВНЫЕ УЗЛЫ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ОСНОВНЫЕ УЗЛЫ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92" draw:text-style-name="P11" draw:layer="layout" svg:width="19cm" svg:height="8.971cm" svg:x="1cm" svg:y="2.952cm">
          <draw:text-box>
            <text:p text:style-name="P10"><text:span text:style-name="T6">Напряжение источника питания зависит от падения напряжения в линии связи. Чем длинее линия связи и тоньше провод, тем выше должно быть напряжение питания. Для объектов, расположенных на значительном удалении друг от друга, напряжение питания может достигать 120 В и более.</text:span></text:p>
            <text:p text:style-name="P10"><text:span text:style-name="T6"/></text:p>
            <text:p text:style-name="P10"><text:span text:style-name="T6">В целом напряжение источника питания должно быть приблизительно на 10% больше общего падения напряжения на всех элементах приемопередающего тракта при максимальном токе (20 мА).</text:span></text:p>
            <text:p text:style-name="P10"><text:span text:style-name="T6"/></text:p>
            <text:p text:style-name="P10"><text:span text:style-name="T6">Если напряжение питания будет ниже, то, из-за высокого сопротивления линий связи, источник тока просто не сможет обеспечить необходимый уровень тока на всем протяжении линии связи (во всем контуре токовой петли).</text:span></text:p>
            <text:p text:style-name="P10"><text:span text:style-name="T6"/></text:p>
            <text:p text:style-name="P10"><text:span text:style-name="T6">Если же напряжение питания будет чрезмерно высоким, то, в худшем случае, например, обрыв кабеля линии связи может привести к аварийной ситуации: повреждение приемопередающего или расположенного поблизости оборудования.</text:span></text:p>
          </draw:text-box>
        </draw:frame>
      </draw:page>
      <draw:page draw:name="ПИТАНИЕ УДАЛЕННОГО ОБОРУДОВАНИЯ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ИТАНИЕ УДАЛЕННОГО ОБОРУДОВАНИЯ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93" draw:text-style-name="P11" draw:layer="layout" svg:width="19cm" svg:height="14.966cm" svg:x="1cm" svg:y="2.952cm">
          <draw:text-box>
            <text:p text:style-name="P10"><text:span text:style-name="T6">Возможно ли, помимо передачи информации, питать от токовой петли маломощное удаленное оборудования?</text:span></text:p>
            <text:p text:style-name="P10"><text:span text:style-name="T6"/></text:p>
            <text:p text:style-name="P10"><text:span text:style-name="T6">Рассмотрим вариант, когда источник питания расположен на стороне измерителя тока. На другой стороне расположен датчик давления со встроенным вторичным преобразователем (например, преобразователь сигнала с чувствительного элемента датчика в унифицированный сигнал 4-20 мА — он же и есть источник тока). Вторичный преобразователь при этом является активным элементом, требующим питания.</text:span></text:p>
            <text:p text:style-name="P10"><text:span text:style-name="T6"/></text:p>
            <text:p text:style-name="P10"><text:span text:style-name="T6">Если на стороне датчика в линию связи добавить сопротивление порядка 500 Ом, то при протекании тока на нем будет формироваться падение напряжения от 2 В (при токе 4 мА) до 10 В (при токе 20 мА) — этого вполне достаточно для питания маломощных устройств (при токе 4 мА мощность будет порядка 8 мВт). При введении дополнительного падения, напряжение в линии связи должно быть скомпенсировано путем увеличения напряжения источника питания.</text:span></text:p>
            <text:p text:style-name="P10"><text:span text:style-name="T6"/></text:p>
            <text:p text:style-name="P10"><text:span text:style-name="T6">В большинстве случаев, мощности сигнала, снимаемого с токовой петли 4-20 мА, достаточно для питания большинства маломощных устройств, например, датчиков: температуры, давления, влажности, положения ротора электродвигателя и т. д.</text:span></text:p>
            <text:p text:style-name="P10"><text:span text:style-name="T6"/></text:p>
            <text:p text:style-name="P10"><text:span text:style-name="T6">Так как, источник тока изменяет ток от 4 до 20 мА в зависимости от исходной величины, то <text:s/>за основу гарантированного удаленного питания следует брать нижнюю границу 4 мА. Соответственно, в данном случае невозможно питать удаленное оборудование от токовой петли 0-20 мА (при 0 мА тока не будет — удаленное устройство работать не будет).</text:span></text:p>
            <text:p text:style-name="P10"><text:span text:style-name="T6"/></text:p>
            <text:p text:style-name="P10"><text:span text:style-name="T6">Для питания более мощного оборудования необходимо использовать иные варианты — например, отдельный источник питания.</text:span></text:p>
          </draw:text-box>
        </draw:frame>
        <draw:connector draw:style-name="gr73" draw:text-style-name="P16" draw:layer="layout" draw:type="line" svg:x1="14.954cm" svg:y1="20.285cm" svg:x2="14.954cm" svg:y2="20.871cm" draw:start-shape="id19" draw:start-glue-point="2" draw:end-shape="id20" draw:end-glue-point="0" svg:d="M14954 20285v586" svg:viewBox="0 0 1 587">
          <text:p/>
        </draw:connector>
        <draw:custom-shape draw:style-name="gr94" draw:text-style-name="P16" draw:layer="layout" svg:width="4.986cm" svg:height="7.112cm" svg:x="3.983cm" svg:y="18.90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3" xml:id="id19" draw:id="id19" draw:layer="layout" svg:width="3.281cm" svg:height="1.138cm" svg:x="13.314cm" svg:y="19.147cm">
          <text:p text:style-name="P22"><text:span text:style-name="T21">источник питания</text:span></text:p>
          <draw:enhanced-geometry svg:viewBox="0 0 21600 21600" draw:type="rectangle" draw:enhanced-path="M 0 0 L 21600 0 21600 21600 0 21600 0 0 Z N"/>
        </draw:custom-shape>
        <draw:custom-shape draw:style-name="gr77" draw:text-style-name="P23" xml:id="id25" draw:id="id25" draw:layer="layout" svg:width="3.281cm" svg:height="1.138cm" svg:x="5.314cm" svg:y="21.683cm">
          <text:p text:style-name="P22"><text:span text:style-name="T21">источник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4.075cm" svg:height="3.599cm" svg:x="12.894cm" svg:y="18.70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3" xml:id="id20" draw:id="id20" draw:layer="layout" svg:width="3.281cm" svg:height="1.138cm" svg:x="13.314cm" svg:y="20.871cm">
          <text:p text:style-name="P22"><text:span text:style-name="T21">измеритель</text:span><text:span text:style-name="T21"><text:line-break/></text:span><text:span text:style-name="T21">тока</text:span></text:p>
          <draw:enhanced-geometry svg:viewBox="0 0 21600 21600" draw:type="rectangle" draw:enhanced-path="M 0 0 L 21600 0 21600 21600 0 21600 0 0 Z N"/>
        </draw:custom-shape>
        <draw:line draw:style-name="gr51" draw:text-style-name="P16" xml:id="id27" draw:id="id27" draw:layer="layout" svg:x1="8.595cm" svg:y1="22.305cm" svg:x2="9.304cm" svg:y2="22.305cm">
          <text:p/>
        </draw:line>
        <draw:line draw:style-name="gr73" draw:text-style-name="P16" xml:id="id21" draw:id="id21" draw:layer="layout" svg:x1="13.264cm" svg:y1="19.751cm" svg:x2="12.555cm" svg:y2="19.751cm">
          <text:p/>
        </draw:line>
        <draw:line draw:style-name="gr51" draw:text-style-name="P16" xml:id="id28" draw:id="id28" draw:layer="layout" svg:x1="12.556cm" svg:y1="21.493cm" svg:x2="13.265cm" svg:y2="21.493cm">
          <text:p/>
        </draw:line>
        <draw:line draw:style-name="gr82" draw:text-style-name="P16" draw:layer="layout" svg:x1="1.426cm" svg:y1="25.447cm" svg:x2="5.318cm" svg:y2="25.447cm">
          <text:p/>
        </draw:line>
        <draw:frame draw:style-name="gr95" draw:text-style-name="P25" draw:layer="layout" svg:width="2.972cm" svg:height="0.645cm" svg:x="1.322cm" svg:y="24.75cm">
          <draw:text-box>
            <text:p text:style-name="P24"><text:span text:style-name="T12">информация</text:span></text:p>
          </draw:text-box>
        </draw:frame>
        <draw:line draw:style-name="gr82" draw:text-style-name="P16" draw:layer="layout" svg:x1="16.645cm" svg:y1="21.476cm" svg:x2="19.684cm" svg:y2="21.476cm">
          <text:p/>
        </draw:line>
        <draw:frame draw:style-name="gr96" draw:text-style-name="P20" draw:layer="layout" svg:width="2.972cm" svg:height="0.645cm" svg:x="16.739cm" svg:y="20.701cm">
          <draw:text-box>
            <text:p text:style-name="P19"><text:span text:style-name="T12">информация</text:span></text:p>
          </draw:text-box>
        </draw:frame>
        <draw:custom-shape draw:style-name="gr97" draw:text-style-name="P23" xml:id="id24" draw:id="id24" draw:layer="layout" svg:width="3.325cm" svg:height="1.006cm" svg:x="5.292cm" svg:y="23.257cm">
          <text:p text:style-name="P22"><text:span text:style-name="T21">вторичный преобразователь</text:span></text:p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3.325cm" svg:height="1.006cm" svg:x="5.292cm" svg:y="24.709cm">
          <text:p text:style-name="P22"><text:span text:style-name="T21">чувствительный элемент</text:span></text:p>
          <draw:enhanced-geometry svg:viewBox="0 0 21600 21600" draw:type="rectangle" draw:enhanced-path="M 0 0 L 21600 0 21600 21600 0 21600 0 0 Z N"/>
        </draw:custom-shape>
        <draw:connector draw:style-name="gr98" draw:text-style-name="P16" draw:layer="layout" draw:type="line" svg:x1="7.054cm" svg:y1="24.263cm" svg:x2="7.054cm" svg:y2="24.709cm" svg:d="M7054 24263v446" svg:viewBox="0 0 1 447">
          <text:p/>
        </draw:connector>
        <draw:custom-shape draw:style-name="gr99" draw:text-style-name="P23" xml:id="id23" draw:id="id23" draw:layer="layout" svg:width="3.325cm" svg:height="0.979cm" svg:x="5.299cm" svg:y="20.237cm">
          <text:p text:style-name="P22"><text:span text:style-name="T21">стабилизатор напряжения</text:span></text:p>
          <draw:enhanced-geometry svg:viewBox="0 0 21600 21600" draw:type="rectangle" draw:enhanced-path="M 0 0 L 21600 0 21600 21600 0 21600 0 0 Z N"/>
        </draw:custom-shape>
        <draw:custom-shape draw:style-name="gr100" draw:text-style-name="P16" xml:id="id22" draw:id="id22" draw:layer="layout" svg:width="0.3cm" svg:height="0.9cm" draw:transform="rotate (1.5707963267949) translate (7.696cm 19.912cm)">
          <text:p/>
          <draw:enhanced-geometry svg:viewBox="0 0 21600 21600" draw:type="rectangle" draw:enhanced-path="M 0 0 L 21600 0 21600 21600 0 21600 0 0 Z N"/>
        </draw:custom-shape>
        <draw:frame draw:style-name="gr101" draw:text-style-name="P18" draw:layer="layout" svg:width="2.382cm" svg:height="0.645cm" svg:x="6.989cm" svg:y="19.017cm">
          <draw:text-box>
            <text:p text:style-name="P17"><text:span text:style-name="T12">500 Ом</text:span></text:p>
          </draw:text-box>
        </draw:frame>
        <draw:connector draw:style-name="gr73" draw:text-style-name="P16" draw:layer="layout" draw:type="line" svg:x1="12.555cm" svg:y1="19.751cm" svg:x2="8.596cm" svg:y2="19.762cm" draw:start-shape="id21" draw:start-glue-point="3" draw:end-shape="id22" draw:end-glue-point="2" svg:d="M12555 19751l-3959 11" svg:viewBox="0 0 3960 12">
          <text:p/>
        </draw:connector>
        <draw:connector draw:style-name="gr89" draw:text-style-name="P8" draw:layer="layout" svg:x1="7.696cm" svg:y1="19.762cm" svg:x2="6.961cm" svg:y2="20.237cm" draw:start-shape="id22" draw:start-glue-point="0" draw:end-shape="id23" draw:end-glue-point="0" svg:d="M7696 19762h-735v475" svg:viewBox="0 0 736 476">
          <text:p/>
        </draw:connector>
        <draw:line draw:style-name="gr79" draw:text-style-name="P16" xml:id="id26" draw:id="id26" draw:layer="layout" svg:x1="4.571cm" svg:y1="24.993cm" svg:x2="5.28cm" svg:y2="24.993cm">
          <text:p/>
        </draw:line>
        <draw:connector draw:style-name="gr102" draw:text-style-name="P16" draw:layer="layout" draw:type="line" svg:x1="6.954cm" svg:y1="23.257cm" svg:x2="6.954cm" svg:y2="22.821cm" draw:start-shape="id24" draw:start-glue-point="0" draw:end-shape="id25" draw:end-glue-point="2" svg:d="M6954 23257v-436" svg:viewBox="0 0 1 437">
          <text:p/>
        </draw:connector>
        <draw:connector draw:style-name="gr89" draw:text-style-name="P8" draw:layer="layout" draw:line-skew="-0.192cm" svg:x1="5.299cm" svg:y1="20.726cm" svg:x2="5.314cm" svg:y2="22.252cm" draw:start-shape="id23" draw:start-glue-point="3" draw:end-shape="id25" draw:end-glue-point="3" svg:d="M5299 20726h-728v1526h743" svg:viewBox="0 0 744 1527">
          <text:p/>
        </draw:connector>
        <draw:connector draw:style-name="gr89" draw:text-style-name="P8" draw:layer="layout" draw:line-skew="-0.202cm" svg:x1="5.299cm" svg:y1="20.726cm" svg:x2="5.292cm" svg:y2="23.76cm" draw:start-shape="id23" draw:start-glue-point="3" draw:end-shape="id24" draw:end-glue-point="3" svg:d="M5299 20726h-728v3034h721" svg:viewBox="0 0 729 3035">
          <text:p/>
        </draw:connector>
        <draw:connector draw:style-name="gr89" draw:text-style-name="P8" draw:layer="layout" svg:x1="5.299cm" svg:y1="20.726cm" svg:x2="4.571cm" svg:y2="24.993cm" draw:start-shape="id23" draw:start-glue-point="3" draw:end-shape="id26" draw:end-glue-point="3" svg:d="M5299 20726h-728v4267" svg:viewBox="0 0 729 4268">
          <text:p/>
        </draw:connector>
        <draw:connector draw:style-name="gr103" draw:text-style-name="P8" draw:layer="layout" draw:line-skew="-1.484cm" svg:x1="9.304cm" svg:y1="22.305cm" svg:x2="12.556cm" svg:y2="21.493cm" draw:start-shape="id27" draw:start-glue-point="1" draw:end-shape="id28" draw:end-glue-point="3" svg:d="M9304 22305h142v-812h3110" svg:viewBox="0 0 3253 813">
          <text:p/>
        </draw:connector>
      </draw:page>
      <draw:page draw:name="2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4" draw:text-style-name="P11" draw:layer="layout" svg:width="19cm" svg:height="6.415cm" svg:x="1cm" svg:y="2.952cm">
          <draw:text-box>
            <text:p text:style-name="P10"><text:span text:style-name="T11">Вариант А</text:span></text:p>
            <text:p text:style-name="P10"><text:span text:style-name="T11">питание от токовой петли (от модуля ввода/вывода)</text:span></text:p>
            <text:p text:style-name="P10"><text:span text:style-name="T11"/></text:p>
            <text:p text:style-name="P10"><text:span text:style-name="T11">...</text:span></text:p>
          </draw:text-box>
        </draw:frame>
      </draw:page>
      <draw:page draw:name="2-ПРОВОДНАЯ СХЕМ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2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5" draw:text-style-name="P11" draw:layer="layout" svg:width="19cm" svg:height="6.415cm" svg:x="1cm" svg:y="2.952cm">
          <draw:text-box>
            <text:p text:style-name="P10"><text:span text:style-name="T11">Вариант Б</text:span></text:p>
            <text:p text:style-name="P10"><text:span text:style-name="T11">питание от токовой петли (от внешнего источника)</text:span></text:p>
            <text:p text:style-name="P10"><text:span text:style-name="T11"/></text:p>
            <text:p text:style-name="P10"><text:span text:style-name="T11">...</text:span></text:p>
          </draw:text-box>
        </draw:frame>
      </draw:page>
      <draw:page draw:name="3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3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6" draw:text-style-name="P11" draw:layer="layout" svg:width="19cm" svg:height="6.415cm" svg:x="1cm" svg:y="2.952cm">
          <draw:text-box>
            <text:p text:style-name="P10"><text:span text:style-name="T11">…</text:span></text:p>
            <text:p text:style-name="P10"><text:span text:style-name="T11"/></text:p>
          </draw:text-box>
        </draw:frame>
      </draw:page>
      <draw:page draw:name="4-ПРОВОДНАЯ СХЕМ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4-ПРОВОДНАЯ СХЕМ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7" draw:text-style-name="P11" draw:layer="layout" svg:width="19cm" svg:height="6.415cm" svg:x="1cm" svg:y="2.952cm">
          <draw:text-box>
            <text:p text:style-name="P10"><text:span text:style-name="T11">…</text:span></text:p>
            <text:p text:style-name="P10"><text:span text:style-name="T11"/></text:p>
          </draw:text-box>
        </draw:frame>
      </draw:page>
      <draw:page draw:name="ПРИМЕР КОМПЛЕКСНОЙ СИСТЕМЫ ВВОДА/ВЫВОД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ТОКОВАЯ ПЕТЛЯ</text:a></text:span></text:p>
          </draw:text-box>
        </draw:frame>
        <draw:frame draw:style-name="gr2" draw:text-style-name="P7" draw:layer="layout" svg:width="19cm" svg:height="0.806cm" svg:x="1cm" svg:y="2cm">
          <draw:text-box>
            <text:p text:style-name="P6"><text:span text:style-name="T2">ПРИМЕР КОМПЛЕКСНОЙ СИСТЕМЫ ВВОДА/ВЫВОДА</text:span></text:p>
          </draw:text-box>
        </draw:frame>
        <draw:frame draw:style-name="gr3" draw:text-style-name="P9" draw:layer="layout" svg:width="19cm" svg:height="0.725cm" svg:x="1cm" svg:y="28.701cm">
          <draw:text-box>
            <text:p text:style-name="P8"><text:span text:style-name="T4"><text:page-number>&lt;номер&gt;</text:page-number></text:span></text:p>
          </draw:text-box>
        </draw:frame>
        <draw:frame draw:style-name="gr108" draw:text-style-name="P11" draw:layer="layout" svg:width="19cm" svg:height="6.415cm" svg:x="1cm" svg:y="2.952cm">
          <draw:text-box>
            <text:p text:style-name="P10"><text:span text:style-name="T11">…</text:span></text:p>
            <text:p text:style-name="P10"><text:span text:style-name="T1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19T18:38:31.654000000</dc:date>
    <meta:editing-duration>P3DT23H16M45S</meta:editing-duration>
    <meta:editing-cycles>1216</meta:editing-cycles>
    <meta:generator>LibreOffice/7.3.2.2$Windows_X86_64 LibreOffice_project/49f2b1bff42cfccbd8f788c8dc32c1c309559be0</meta:generator>
    <meta:print-date>2022-04-28T22:24:58.143458820</meta:print-date>
    <dc:title>ТОКОВАЯ ПЕТЛЯ</dc:title>
    <dc:subject>основы</dc:subject>
    <meta:document-statistic meta:object-count="282"/>
  </office:meta>
</office:document-meta>
</file>